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oter">
      <style:text-properties officeooo:paragraph-rsid="00c384cf"/>
    </style:style>
    <style:style style:name="P13" style:family="paragraph" style:parent-style-name="Footer">
      <style:text-properties officeooo:paragraph-rsid="010f7046"/>
    </style:style>
    <style:style style:name="P14" style:family="paragraph" style:parent-style-name="Footer">
      <style:text-properties officeooo:paragraph-rsid="01120261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paragraph-properties fo:text-align="start" style:justify-single-word="false"/>
      <style:text-properties officeooo:paragraph-rsid="00d4df5c"/>
    </style:style>
    <style:style style:name="P50" style:family="paragraph" style:parent-style-name="Footer">
      <style:paragraph-properties fo:text-align="start" style:justify-single-word="false"/>
      <style:text-properties officeooo:paragraph-rsid="0211dd7e"/>
    </style:style>
    <style:style style:name="P51" style:family="paragraph" style:parent-style-name="Footer">
      <style:text-properties officeooo:paragraph-rsid="00d4df5c"/>
    </style:style>
    <style:style style:name="P52" style:family="paragraph" style:parent-style-name="Footer">
      <style:text-properties officeooo:paragraph-rsid="00863005"/>
    </style:style>
    <style:style style:name="P53" style:family="paragraph" style:parent-style-name="Footer">
      <style:text-properties officeooo:paragraph-rsid="008d016c"/>
    </style:style>
    <style:style style:name="P54" style:family="paragraph" style:parent-style-name="Footer">
      <style:text-properties officeooo:rsid="0242edd8" officeooo:paragraph-rsid="0242edd8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0" style:family="paragraph" style:parent-style-name="Header">
      <style:paragraph-properties fo:text-align="center" style:justify-single-word="false"/>
      <style:text-properties officeooo:paragraph-rsid="00ab054e"/>
    </style:style>
    <style:style style:name="P71" style:family="paragraph" style:parent-style-name="Header">
      <style:paragraph-properties fo:text-align="center" style:justify-single-word="false"/>
      <style:text-properties officeooo:paragraph-rsid="00c10aa6"/>
    </style:style>
    <style:style style:name="P72" style:family="paragraph" style:parent-style-name="Header">
      <style:paragraph-properties fo:text-align="start" style:justify-single-word="false"/>
      <style:text-properties officeooo:paragraph-rsid="0211dd7e"/>
    </style:style>
    <style:style style:name="P73" style:family="paragraph" style:parent-style-name="Header">
      <style:paragraph-properties fo:text-align="start" style:justify-single-word="false"/>
      <style:text-properties officeooo:paragraph-rsid="0289fb01"/>
    </style:style>
    <style:style style:name="P74" style:family="paragraph" style:parent-style-name="Header">
      <style:paragraph-properties fo:text-align="start" style:justify-single-word="false"/>
      <style:text-properties officeooo:paragraph-rsid="02a56131"/>
    </style:style>
    <style:style style:name="P7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101" style:family="paragraph" style:parent-style-name="_5f_Header_20_M_20_page_20_impaire_20__28_D_29_">
      <style:text-properties fo:font-size="16pt" style:font-size-asian="16pt" style:font-size-complex="16pt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Correction">
      <style:text-properties officeooo:paragraph-rsid="0185f20b"/>
    </style:style>
    <style:style style:name="P104" style:family="paragraph" style:parent-style-name="_5f_Paragraphe_5f_Correction">
      <style:text-properties fo:color="#b3b3b3" loext:opacity="100%" style:font-name="Bitstream Vera Sans5" fo:font-size="10pt" fo:language="fr" fo:country="FR" fo:font-style="normal" officeooo:paragraph-rsid="018ec9d2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5" style:family="paragraph" style:parent-style-name="_5f_Paragraphe_5f_Correction">
      <style:text-properties officeooo:paragraph-rsid="018fd7e4"/>
    </style:style>
    <style:style style:name="P106" style:family="paragraph" style:parent-style-name="_5f_Paragraphe_5f_Correction">
      <style:text-properties officeooo:paragraph-rsid="019068e8"/>
    </style:style>
    <style:style style:name="P107" style:family="paragraph" style:parent-style-name="_5f_Paragraphe_5f_Correction">
      <style:text-properties officeooo:paragraph-rsid="01913dce"/>
    </style:style>
    <style:style style:name="P108" style:family="paragraph" style:parent-style-name="_5f_Paragraphe_5f_Correction">
      <style:text-properties officeooo:paragraph-rsid="01918164"/>
    </style:style>
    <style:style style:name="P109" style:family="paragraph" style:parent-style-name="_5f_Paragraphe_5f_Correction">
      <style:text-properties officeooo:paragraph-rsid="01966909"/>
    </style:style>
    <style:style style:name="P110" style:family="paragraph" style:parent-style-name="_5f_Paragraphe">
      <style:text-properties officeooo:paragraph-rsid="01913dce"/>
    </style:style>
    <style:style style:name="P111" style:family="paragraph" style:parent-style-name="_5f_Footer_20_page_20_impaire_20__28_D_29_">
      <style:text-properties fo:color="#b2b2b2" loext:opacity="100%"/>
    </style:style>
    <style:style style:name="P112" style:family="paragraph" style:parent-style-name="_5f_Footer_20_page_20_impaire_20__28_D_29_"/>
    <style:style style:name="P11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_5f_Footer_20_page_20_impaire_20__28_D_29_">
      <style:paragraph-properties fo:text-align="start" style:justify-single-word="false"/>
    </style:style>
    <style:style style:name="P116" style:family="paragraph" style:parent-style-name="_5f_Footer_20_page_20_paire_20__28_G_29_">
      <style:text-properties fo:color="#b2b2b2" loext:opacity="100%"/>
    </style:style>
    <style:style style:name="P117" style:family="paragraph" style:parent-style-name="_5f_Footer_20_page_20_paire_20__28_G_29_"/>
    <style:style style:name="P118" style:family="paragraph" style:parent-style-name="_5f_Footer_20_page_20_paire_20__28_G_29_">
      <style:text-properties fo:font-size="9pt" style:font-size-asian="9pt" style:font-size-complex="9pt"/>
    </style:style>
    <style:style style:name="P119" style:family="paragraph" style:parent-style-name="_5f_Paragraphe_5f_Correction" style:list-style-name="_5f_Numérotation_20_des_20_exercices">
      <style:text-properties officeooo:paragraph-rsid="018ec9d2"/>
    </style:style>
    <style:style style:name="P120" style:family="paragraph" style:parent-style-name="_5f_Paragraphe_5f_Réponse_5f_Elève" style:list-style-name="_5f_Numérotation_20_des_20_exercices"/>
    <style:style style:name="P12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2" style:family="paragraph" style:parent-style-name="_5f_Premier_5f_Titre_5f_Exercices_5f_avec_5f_Num_5f_Exo_5f_sans_5f_Titre" style:master-page-name="_31__5f_1_5f_SERIE_5f_M_5f_GAUCHE_5f_ET_5f_DROITE_5f_2COL">
      <style:paragraph-properties style:page-number="auto"/>
    </style:style>
    <style:style style:name="P123" style:family="paragraph" style:parent-style-name="_5f_Titre_5f_Exercices_5f_avec_5f_Titre" style:list-style-name="_5f_Numérotation_20_des_20_exercices"/>
    <style:style style:name="P124" style:family="paragraph">
      <style:paragraph-properties fo:text-align="cente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7e12c"/>
    </style:style>
    <style:style style:name="P1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2" style:family="paragraph">
      <loext:graphic-properties draw:fill="solid" draw:fill-color="#7fb241"/>
    </style:style>
    <style:style style:name="P133" style:family="paragraph">
      <loext:graphic-properties draw:fill="solid" draw:fill-color="#1ca2b8"/>
    </style:style>
    <style:style style:name="P13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d62e4e"/>
    </style:style>
    <style:style style:name="P136" style:family="paragraph">
      <loext:graphic-properties draw:fill="none" draw:fill-color="#ffffff"/>
      <style:paragraph-properties style:writing-mode="lr-tb"/>
      <style:text-properties style:font-name="Bitstream Vera Sans4" fo:font-size="10pt" style:font-size-asian="10pt" style:font-size-complex="10pt"/>
    </style:style>
    <style:style style:name="P137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style:paragraph-properties fo:margin-left="0cm" fo:margin-right="0cm" fo:margin-top="0cm" fo:margin-bottom="0cm" fo:line-height="100%" fo:text-indent="0cm" style:writing-mode="lr-tb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margin-left="0cm" fo:margin-right="0cm" fo:margin-top="0cm" fo:margin-bottom="0cm" fo:line-height="100%" fo:text-indent="0cm"/>
    </style:style>
    <style:style style:name="P14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4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3pt" fo:font-style="italic" fo:text-shadow="none" style:text-underline-style="none" fo:font-weight="normal" style:letter-kerning="true" style:font-name-asian="Noto Sans CJK SC Regular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P157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8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9" style:family="paragraph">
      <style:paragraph-properties fo:margin-left="0cm" fo:margin-right="0cm" fo:margin-top="0cm" fo:margin-bottom="0cm" fo:line-height="100%" fo:text-align="center" fo:text-indent="0cm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" style:family="text">
      <style:text-properties fo:font-variant="small-caps" fo:color="#7fb241" loext:opacity="100%" style:font-name="Bitstream Vera Sans" fo:font-weight="bold" officeooo:rsid="00231aba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4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5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8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9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style:text-position="0% 100%" fo:font-style="normal" fo:font-weight="normal" officeooo:rsid="002bc84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8d016c"/>
    </style:style>
    <style:style style:name="T169" style:family="text">
      <style:text-properties officeooo:rsid="009e3fdd"/>
    </style:style>
    <style:style style:name="T170" style:family="text">
      <style:text-properties officeooo:rsid="00a4cf55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1fe03f2"/>
    </style:style>
    <style:style style:name="T178" style:family="text">
      <style:text-properties officeooo:rsid="0096b4e2"/>
    </style:style>
    <style:style style:name="T179" style:family="text">
      <style:text-properties officeooo:rsid="0032e83a"/>
    </style:style>
    <style:style style:name="T180" style:family="text">
      <style:text-properties officeooo:rsid="002b33ed"/>
    </style:style>
    <style:style style:name="T181" style:family="text">
      <style:text-properties officeooo:rsid="00a59037"/>
    </style:style>
    <style:style style:name="T182" style:family="text">
      <style:text-properties officeooo:rsid="0185f20b"/>
    </style:style>
    <style:style style:name="T183" style:family="text">
      <style:text-properties style:font-name="Bitstream Vera Sans4" fo:font-size="10pt" officeooo:rsid="0185f20b" style:font-size-asian="10pt" style:font-size-complex="10pt"/>
    </style:style>
    <style:style style:name="T184" style:family="text">
      <style:text-properties style:font-name="Bitstream Vera Sans4" fo:font-size="10pt" officeooo:rsid="018ec9d2" style:font-size-asian="10pt" style:font-size-complex="10pt"/>
    </style:style>
    <style:style style:name="T185" style:family="text">
      <style:text-properties style:font-name="Bitstream Vera Sans4" fo:font-size="10pt" officeooo:rsid="0185f20b" style:font-size-asian="10pt" style:font-name-complex="Arial2" style:font-size-complex="10pt"/>
    </style:style>
    <style:style style:name="T186" style:family="text">
      <style:text-properties officeooo:rsid="018ec9d2"/>
    </style:style>
    <style:style style:name="T187" style:family="text">
      <style:text-properties officeooo:rsid="018fd7e4"/>
    </style:style>
    <style:style style:name="T188" style:family="text">
      <style:text-properties fo:color="#000000" loext:opacity="100%" style:font-name="Bitstream Vera Sans" fo:font-size="10pt" fo:language="fr" fo:country="FR" officeooo:rsid="018fd7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officeooo:rsid="019068e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fo:language="fr" fo:country="FR" officeooo:rsid="01913dc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officeooo:rsid="0191816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style:font-name="Bitstream Vera Sans" fo:font-size="10pt" fo:language="fr" fo:country="FR" officeooo:rsid="01952ff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" fo:font-size="10pt" fo:language="fr" fo:country="FR" officeooo:rsid="0196690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officeooo:rsid="019068e8"/>
    </style:style>
    <style:style style:name="T195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6" style:family="text">
      <style:text-properties officeooo:rsid="01913dce"/>
    </style:style>
    <style:style style:name="T197" style:family="text">
      <style:text-properties officeooo:rsid="01918164"/>
    </style:style>
    <style:style style:name="T198" style:family="text">
      <style:text-properties officeooo:rsid="01966909"/>
    </style:style>
    <style:style style:name="T199" style:family="text">
      <style:text-properties officeooo:rsid="01971509"/>
    </style:style>
    <style:style style:name="T200" style:family="text"/>
    <style:style style:name="T20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202" style:family="text">
      <style:text-properties style:font-name="Bitstream Vera Sans4" fo:font-size="10pt" style:font-size-asian="10pt" style:font-size-complex="10pt"/>
    </style:style>
    <style:style style:name="T20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b2b2b2" loext:opacity="10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0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3pt" fo:font-style="italic" fo:text-shadow="none" style:text-underline-style="none" fo:font-weight="normal" style:letter-kerning="true" style:font-name-asian="Noto Sans CJK SC Regular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1cm" svg:stroke-color="#1ca2b8" draw:marker-start="" draw:marker-start-width="0.291cm" draw:marker-start-center="false" draw:marker-end="" draw:marker-end-width="0.291cm" draw:marker-end-center="false" draw:fill="solid" draw:fill-color="#add9e0" draw:textarea-horizontal-align="justify" draw:textarea-vertical-align="middle" draw:auto-grow-height="false" fo:min-height="3.408cm" fo:min-width="3.313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64cm" fo:min-width="1.8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solid" svg:stroke-width="0.041cm" svg:stroke-color="#d3802c" draw:marker-start="" draw:marker-start-width="0.291cm" draw:marker-start-center="false" draw:marker-end="" draw:marker-end-width="0.291cm" draw:marker-end-center="false" draw:fill="solid" draw:fill-color="#daa772" draw:textarea-horizontal-align="justify" draw:textarea-vertical-align="middle" draw:auto-grow-height="false" fo:min-height="2.907cm" fo:min-width="2.66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33cm" fo:min-width="1.56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svg:stroke-width="0.041cm" svg:stroke-color="#d7e12c" draw:marker-start="" draw:marker-start-width="0.291cm" draw:marker-start-center="false" draw:marker-end="" draw:marker-end-width="0.291cm" draw:marker-end-center="false" draw:fill="solid" draw:fill-color="#ecf191" draw:textarea-horizontal-align="justify" draw:textarea-vertical-align="middle" draw:auto-grow-height="false" fo:min-height="7.706cm" fo:min-width="7.461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723cm" fo:min-width="1.6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8" style:family="graphic">
      <style:graphic-properties draw:stroke="solid" svg:stroke-width="0.03cm" svg:stroke-color="#1ca2b8" draw:marker-start="" draw:marker-start-width="0.363cm" draw:marker-start-center="false" draw:marker-end="" draw:marker-end-width="0.36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3cm" svg:stroke-color="#1ca2b8" draw:marker-start="" draw:marker-start-width="0.347cm" draw:marker-start-center="false" draw:marker-end="" draw:marker-end-width="0.347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1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svg:stroke-width="0.03cm" svg:stroke-color="#1ca2b8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style:run-through="foreground"/>
    </style:style>
    <style:style style:name="gr37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cm" svg:stroke-color="#ff33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3cm" svg:stroke-color="#0066ff" draw:marker-start="Arrow_20_concave" draw:marker-start-width="0.259cm" draw:marker-start-center="false" draw:marker-end="Arrow_20_concave" draw:marker-end-width="0.259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fo:margin-left="0.4cm" fo:margin-right="0cm" style:run-through="foreground" style:wrap="run-through" style:number-wrapped-paragraphs="1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solid" svg:stroke-width="0.03cm" svg:stroke-color="#9d0f89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3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de9ad5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d7e12c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solid" svg:stroke-width="0.041cm" svg:stroke-color="#1ca2b8" draw:marker-start="" draw:marker-start-width="0.291cm" draw:marker-start-center="false" draw:marker-end="" draw:marker-end-width="0.291cm" draw:marker-end-center="false" draw:fill="solid" draw:fill-color="#add9e0" draw:textarea-vertical-align="middle" draw:auto-grow-height="false" fo:min-height="1.628cm" fo:min-width="1.461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32cm" fo:min-width="0.9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solid" svg:stroke-width="0.041cm" svg:stroke-color="#d3802c" draw:marker-start="" draw:marker-start-width="0.291cm" draw:marker-start-center="false" draw:marker-end="" draw:marker-end-width="0.291cm" draw:marker-end-center="false" draw:fill="solid" draw:fill-color="#daa772" draw:textarea-vertical-align="middle" draw:auto-grow-height="false" fo:min-height="1.707cm" fo:min-width="1.461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.041cm" svg:stroke-color="#d7e12c" draw:marker-start="" draw:marker-start-width="0.291cm" draw:marker-start-center="false" draw:marker-end="" draw:marker-end-width="0.291cm" draw:marker-end-center="false" draw:fill="solid" draw:fill-color="#ecf191" draw:textarea-vertical-align="middle" draw:auto-grow-height="false" fo:min-height="1.707cm" fo:min-width="1.461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4cm" fo:min-width="0.7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svg:stroke-width="0cm" svg:stroke-color="#d3802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3cm" svg:stroke-color="#d3802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dash" draw:stroke-dash="Dashed_20__28_var_29_" svg:stroke-width="0.041cm" svg:stroke-color="#d3802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solid" svg:stroke-width="0.03cm" svg:stroke-color="#d3802c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23" draw:name="Shape2_1" draw:style-name="gr26" draw:text-style-name="P131" svg:width="2.701cm" svg:height="0.715cm" draw:transform="rotate (0.0876155284501153) translate (1.24530555555556cm 1.27705555555556cm)">
        <draw:text-box>
          <text:p text:style-name="P124"><text:span text:style-name="T201">Série 1</text:span></text:p>
        </draw:text-box>
      </draw:frame>
      <draw:path text:anchor-type="page" text:anchor-page-number="2" draw:z-index="22" draw:name="Shape1_11" draw:style-name="gr27" draw:text-style-name="P132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15" draw:name="Shape3_13" draw:style-name="gr52" draw:text-style-name="P124" svg:x1="15.162cm" svg:y1="1.406cm" svg:x2="21.997cm" svg:y2="1.411cm">
        <text:p/>
      </draw:line>
      <draw:line text:anchor-type="page" text:anchor-page-number="1" draw:z-index="14" draw:name="Shape3_1" draw:style-name="gr52" draw:text-style-name="P124" svg:x1="15.162cm" svg:y1="1.406cm" svg:x2="21.997cm" svg:y2="1.411cm">
        <text:p/>
      </draw:line>
      <draw:frame text:anchor-type="page" text:anchor-page-number="2" draw:z-index="13" draw:name="Shape2_7" draw:style-name="gr26" draw:text-style-name="P131" svg:width="2.701cm" svg:height="0.715cm" draw:transform="rotate (0.0876155284501153) translate (1.24530555555556cm 1.27705555555556cm)">
        <draw:text-box>
          <text:p text:style-name="P124"><text:span text:style-name="T201">Série 1</text:span></text:p>
        </draw:text-box>
      </draw:frame>
      <draw:frame text:anchor-type="page" text:anchor-page-number="1" draw:z-index="12" draw:name="Shape2_4" draw:style-name="gr26" draw:text-style-name="P131" svg:width="2.701cm" svg:height="0.715cm" draw:transform="rotate (0.0876155284501153) translate (1.24530555555556cm 1.27705555555556cm)">
        <draw:text-box>
          <text:p text:style-name="P124"><text:span text:style-name="T201">Série 1</text:span></text:p>
        </draw:text-box>
      </draw:frame>
      <draw:path text:anchor-type="page" text:anchor-page-number="2" draw:z-index="11" draw:name="Shape1_6" draw:style-name="gr27" draw:text-style-name="P132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10" draw:name="Shape1_4" draw:style-name="gr27" draw:text-style-name="P132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9" draw:name="Shape2_5" draw:style-name="gr53" draw:text-style-name="P131" svg:width="3.857cm" svg:height="0.805cm" draw:transform="rotate (0.0872664625997165) translate (0.467430555555556cm 1.34055555555556cm)">
        <draw:text-box>
          <text:p text:style-name="P124"><text:span text:style-name="T201">Série 1</text:span></text:p>
        </draw:text-box>
      </draw:frame>
      <draw:path text:anchor-type="page" text:anchor-page-number="2" draw:z-index="8" draw:name="Shape1_2" draw:style-name="gr27" draw:text-style-name="P132" svg:width="4.329cm" svg:height="2.24cm" svg:x="0cm" svg:y="0.001cm" svg:viewBox="0 0 4330 2241" svg:d="M0 2241l3984-288c209-15 363-168 345-342l-170-1611h-4159z">
        <text:p/>
      </draw:path>
      <draw:frame text:anchor-type="page" text:anchor-page-number="2" draw:z-index="7" draw:name="Shape2_0" draw:style-name="gr54" draw:text-style-name="P131" svg:width="3.857cm" svg:height="0.757cm" draw:transform="rotate (0.0872664625997165) translate (0.770819444444444cm 1.38818055555556cm)">
        <draw:text-box>
          <text:p text:style-name="P124"><text:span text:style-name="T201">Série 1</text:span></text:p>
        </draw:text-box>
      </draw:frame>
      <draw:path text:anchor-type="page" text:anchor-page-number="2" draw:z-index="6" draw:name="Shape1_0" draw:style-name="gr55" draw:text-style-name="P133" svg:width="4.329cm" svg:height="2.24cm" svg:x="-0.025cm" svg:y="-0.012cm" svg:viewBox="0 0 4330 2241" svg:d="M0 2241l3984-288c209-15 363-168 345-342l-170-1611h-4159z">
        <text:p/>
      </draw:path>
      <text:section text:style-name="Sect1" text:name="Section1">
        <text:list xml:id="list4015757019" text:style-name="_5f_Numérotation_20_des_20_exercices">
          <text:list-item>
            <text:h text:style-name="P122" text:outline-level="1"><text:span text:style-name="_5f_Caractères">Les deux triangles quelconques ci-dessous sont tracés à main levée.</text:span></text:h>
          </text:list-item>
        </text:list>
        <text:h text:style-name="_5f_Paragraphe" text:outline-level="1"><draw:g text:anchor-type="paragraph" draw:z-index="20" draw:name="Shape2" draw:style-name="gr19"><draw:g draw:style-name="gr36"><draw:path draw:style-name="gr37" draw:text-style-name="P145" svg:width="2.385cm" svg:height="0.14cm" draw:transform="skewX (-0.109257611174845) rotate (-0.995535805337566) translate (5.82468834691968cm 1.23334689705864cm)" svg:viewBox="0 0 2386 141" svg:d="M2386 0c-249 15-499 35-750 15-160-14-321 22-479 44-168 24-335 21-501 62-151 37-317 18-471-14l-185 7"><text:p/></draw:path><draw:path draw:style-name="gr38" draw:text-style-name="P145" svg:width="2.385cm" svg:height="0.14cm" draw:transform="skewX (-0.109257611174845) rotate (-0.995535805337566) translate (5.82468834691968cm 1.23334689705864cm)" svg:viewBox="0 0 2386 141" svg:d="M2386 0c-249 15-499 35-750 15-160-14-321 22-479 44-168 24-335 21-501 62-151 37-317 18-471-14l-185 7"><text:p/></draw:path><draw:path draw:style-name="gr38" draw:text-style-name="P145" svg:width="1.267cm" svg:height="0.106cm" draw:transform="skewX (-0.00593411945678067) rotate (0.305956217874606) translate (4.47782366187103cm 1.58714654708922cm)" svg:viewBox="0 0 1268 107" svg:d="M1268 107c-135 0-265-47-396-67-127-19-258-22-385 1-120 20-242 7-363 13l-124-54 34 14"><text:p/></draw:path><draw:path draw:style-name="gr38" draw:text-style-name="P145" svg:width="2.943cm" svg:height="0.625cm" draw:transform="skewX (-0.161617488734675) rotate (-0.372453262375591) translate (4.50246695568807cm 1.57935938725077cm)" svg:viewBox="0 0 2944 626" svg:d="M2944 587c-151 23-305 49-457 35-175-17-349-76-525-72-176 5-346-35-515-79-169-43-323-144-494-184-160-36-355 7-482-117-135-131-307-58-455-120l-16-50"><text:p/></draw:path></draw:g><draw:frame draw:style-name="gr39" draw:text-style-name="P146" svg:width="2.502cm" svg:height="0.9cm" draw:transform="rotate (-0.552396708256206) translate (5.08881944444445cm 2.13430555555556cm)"><draw:text-box><text:p text:style-name="P143"><text:span text:style-name="T204">5,4 cm</text:span></text:p></draw:text-box></draw:frame><draw:frame draw:style-name="gr40" draw:text-style-name="P146" svg:width="2.504cm" svg:height="0.902cm" draw:transform="rotate (-0.934449281517765) translate (6.34118055555556cm 1.06715277777778cm)"><draw:text-box><text:p text:style-name="P143"><text:span text:style-name="T204">4,8 cm</text:span></text:p></draw:text-box></draw:frame><draw:frame draw:style-name="gr39" draw:text-style-name="P146" svg:width="2.403cm" svg:height="0.9cm" draw:transform="rotate (0.35081117965086) translate (4.25273611111111cm 1.06538888888889cm)"><draw:text-box><text:p text:style-name="P143"><text:span text:style-name="T204">3 cm</text:span></text:p></draw:text-box></draw:frame><draw:frame draw:style-name="gr39" draw:text-style-name="P147" svg:width="2.5cm" svg:height="0.9cm" svg:x="6.916cm" svg:y="3.113cm"><draw:text-box><text:p text:style-name="P143"><text:span text:style-name="T205">S</text:span></text:p></draw:text-box></draw:frame><draw:frame draw:style-name="gr39" draw:text-style-name="P147" svg:width="2.502cm" svg:height="0.9cm" svg:x="5.516cm" svg:y="0.713cm"><draw:text-box><text:p text:style-name="P143"><text:span text:style-name="T205">T</text:span></text:p></draw:text-box></draw:frame><draw:frame draw:style-name="gr41" draw:text-style-name="P147" svg:width="2.5cm" svg:height="0.904cm" svg:x="3.916cm" svg:y="1.21cm"><draw:text-box><text:p text:style-name="P143"><text:span text:style-name="T205">X</text:span></text:p></draw:text-box></draw:frame></draw:g><draw:g text:anchor-type="paragraph" draw:z-index="16" draw:name="Shape3" draw:style-name="gr19"><draw:path draw:style-name="gr37" draw:text-style-name="P145" svg:width="2.2cm" svg:height="0.15cm" draw:transform="rotate (1.24965574442794) translate (0.914069444444441cm 3.20101388888891cm)" svg:viewBox="0 0 2201 151" svg:d="M0 0c230 16 460 38 691 15 148-14 297 25 443 49 155 25 309 21 461 65 140 40 293 20 435-15l171 7"><text:p/></draw:path><draw:path draw:style-name="gr37" draw:text-style-name="P145" svg:width="2.2cm" svg:height="0.15cm" draw:transform="rotate (1.24965574442794) translate (0.914069444444441cm 3.20101388888891cm)" svg:viewBox="0 0 2201 151" svg:d="M0 0c230 16 460 38 691 15 148-14 297 25 443 49 155 25 309 21 461 65 140 40 293 20 435-15l171 7"><text:p/></draw:path><draw:path draw:style-name="gr37" draw:text-style-name="P145" svg:width="1.374cm" svg:height="0.097cm" svg:x="1.739cm" svg:y="1.051cm" svg:viewBox="0 0 1375 98" svg:d="M0 98c146 0 287-43 430-61 138-17 279-20 417 0 130 19 262 7 393 12l135-49-37 13"><text:p/></draw:path><draw:path draw:style-name="gr37" draw:text-style-name="P145" svg:width="3.001cm" svg:height="0.598cm" draw:transform="skewX (0.000872664625996995) rotate (0.594633676154468) translate (0.614802960529191cm 2.73244507582668cm)" svg:viewBox="0 0 3002 599" svg:d="M0 562c154 22 311 47 466 33 178-15 355-72 535-68 179 4 353-34 525-75 173-40 330-138 504-175 164-36 362 6 492-114 137-125 313-55 463-115l17-48"><text:p/></draw:path><draw:frame draw:style-name="gr39" draw:text-style-name="P146" svg:width="2.502cm" svg:height="0.9cm" draw:transform="rotate (0.78487456462185) translate (1.40934722222222cm 2.91923611111111cm)"><draw:text-box><text:p text:style-name="P138"><text:span text:style-name="T204">4,9 cm</text:span></text:p></draw:text-box></draw:frame><draw:frame draw:style-name="gr39" draw:text-style-name="P146" svg:width="2.5cm" svg:height="0.9cm" draw:transform="rotate (1.18682389135614) translate (0.231069444444444cm 2.84338888888889cm)"><draw:text-box><text:p text:style-name="P138"><text:span text:style-name="T204">4,1 cm</text:span></text:p></draw:text-box></draw:frame><draw:frame draw:style-name="gr39" draw:text-style-name="P146" svg:width="2.4cm" svg:height="0.9cm" svg:x="1.714cm" svg:y="0.351cm"><draw:text-box><text:p text:style-name="P138"><text:span text:style-name="T204">4 cm</text:span></text:p></draw:text-box></draw:frame><draw:frame draw:style-name="gr39" draw:text-style-name="P150" svg:width="2.5cm" svg:height="0.9cm" svg:x="2.914cm" svg:y="0.651cm"><draw:text-box><text:p text:style-name="P138"><text:span text:style-name="T208">M</text:span></text:p></draw:text-box></draw:frame><draw:frame draw:style-name="gr40" draw:text-style-name="P150" svg:width="2.502cm" svg:height="0.902cm" svg:x="1.213cm" svg:y="0.55cm"><draw:text-box><text:p text:style-name="P138"><text:span text:style-name="T208">L</text:span></text:p></draw:text-box></draw:frame><draw:frame draw:style-name="gr39" draw:text-style-name="P150" svg:width="2.5cm" svg:height="0.9cm" svg:x="0.314cm" svg:y="3.052cm"><draw:text-box><text:p text:style-name="P138"><text:span text:style-name="T208">K</text:span></text:p></draw:text-box></draw:frame></draw:g><text:span text:style-name="_5f_Caractères">Calcule leur périmètre.</text:span></text:h>
        <text:section text:style-name="Sect2" text:name="Section2">
          <text:list xml:id="list3904692544" text:style-name="_5f_Numérotation_20_des_20_exercices">
            <text:list-item>
              <text:list>
                <text:list-item>
                  <text:p text:style-name="_5f_Paragraphe_5f_avec_5f_Num_5f_Question"><text:span text:style-name="_5f_Caractères"/></text:p>
                </text:list-item>
              </text:list>
            </text:list-item>
          </text:list>
          <text:h text:style-name="_5f_Paragraphe" text:outline-level="1"><text:span text:style-name="_5f_Caractères"/></text:h>
          <text:h text:style-name="_5f_Paragraphe" text:outline-level="1"><text:span text:style-name="_5f_Caractères"/></text:h>
          <text:h text:style-name="_5f_Paragraphe" text:outline-level="1"><text:span text:style-name="_5f_Caractères"/></text:h>
          <text:h text:style-name="_5f_Paragraphe" text:outline-level="1"><text:span text:style-name="_5f_Caractères"/></text:h>
          <text:h text:style-name="_5f_Paragraphe" text:outline-level="1"><text:span text:style-name="_5f_Caractères"/></text:h>
          <text:list xml:id="list184413808557226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/></text:p>
                </text:list-item>
              </text:list>
            </text:list-item>
          </text:list>
          <text:h text:style-name="_5f_Paragraphe" text:outline-level="1"><text:span text:style-name="_5f_Caractères"/></text:h>
          <text:h text:style-name="_5f_Paragraphe" text:outline-level="1"><text:span text:style-name="_5f_Caractères"/></text:h>
          <text:h text:style-name="_5f_Paragraphe" text:outline-level="1"><text:span text:style-name="_5f_Caractères"/></text:h>
          <text:h text:style-name="_5f_Paragraphe" text:outline-level="1"><text:span text:style-name="_5f_Caractères"/></text:h>
          <text:h text:style-name="_5f_Paragraphe" text:outline-level="1"><text:span text:style-name="_5f_Caractères"/></text:h>
        </text:section>
        <text:list xml:id="list184413741242918" text:continue-list="list4015757019" text:style-name="_5f_Numérotation_20_des_20_exercices">
          <text:list-item>
            <text:list>
              <text:list-item>
                <text:h text:style-name="P119" text:outline-level="1"><text:span text:style-name="_5f_Caractères"><text:span text:style-name="T182">P = 4,1+4+4,9 = 13</text:span></text:span><text:span text:style-name="_5f_Caractères"><text:span text:style-name="T183"> : </text:span></text:span><text:span text:style-name="_5f_Caractères"><text:span text:style-name="T184">a</text:span></text:span><text:span text:style-name="_5f_Caractères"><text:span text:style-name="T185">insi le périmètre de ce triangle KLM est 13 cm.</text:span></text:span></text:h>
              </text:list-item>
              <text:list-item>
                <text:h text:style-name="P119" text:outline-level="1"><text:span text:style-name="_5f_Caractères_5f_correction">P=3+4,8+5,</text:span><text:span text:style-name="_5f_Caractères_5f_correction"><text:span text:style-name="T182">4 = 13,2 : </text:span></text:span><text:span text:style-name="_5f_Caractères_5f_correction"><text:span text:style-name="T186">a</text:span></text:span><text:span text:style-name="_5f_Caractères_5f_correction"><text:span text:style-name="T185">insi le périmètre de ce triangle STX est 13,2 cm.</text:span></text:span></text:h>
              </text:list-item>
            </text:list>
          </text:list-item>
          <text:list-item>
            <text:h text:style-name="_5f_Titre_5f_Exercices_5f_sans_5f_Titre" text:outline-level="1"><text:span text:style-name="_5f_Caractères">Le quadrilatère quelconque ci-dessous est tracé à main levée. </text:span></text:h>
          </text:list-item>
        </text:list>
        <text:h text:style-name="_5f_Paragraphe" text:outline-level="1"><text:span text:style-name="_5f_Caractères">Calcule son périmètre.</text:span></text:h>
        <text:h text:style-name="_5f_Paragraphe" text:outline-level="1"><draw:g text:anchor-type="paragraph" draw:z-index="17" draw:name="Shape4" draw:style-name="gr19"><draw:path draw:style-name="gr37" draw:text-style-name="P145" svg:width="2.2cm" svg:height="0.149cm" draw:transform="skewX (-0.000872664625997151) rotate (1.24913214565234) translate (3.30426388888889cm 2.9085416666667cm)" svg:viewBox="0 0 2201 150" svg:d="M0 0c230 16 460 38 691 15 148-14 297 24 443 48 155 25 309 21 461 65 140 40 293 20 435-15l171 7"><text:p/></draw:path><draw:path draw:style-name="gr37" draw:text-style-name="P145" svg:width="2.2cm" svg:height="0.149cm" draw:transform="skewX (-0.000872664625997151) rotate (1.24913214565234) translate (3.30426388888889cm 2.9085416666667cm)" svg:viewBox="0 0 2201 150" svg:d="M0 0c230 16 460 38 691 15 148-14 297 24 443 48 155 25 309 21 461 65 140 40 293 20 435-15l171 7"><text:p/></draw:path><draw:path draw:style-name="gr37" draw:text-style-name="P145" svg:width="1.374cm" svg:height="0.097cm" svg:x="4.13cm" svg:y="0.756cm" svg:viewBox="0 0 1375 98" svg:d="M0 98c146 0 287-43 430-61 138-17 279-20 417 0 130 19 262 7 393 12l135-49-37 13"><text:p/></draw:path><draw:path draw:style-name="gr37" draw:text-style-name="P145" svg:width="2.987cm" svg:height="0.597cm" draw:transform="rotate (0.594284610304069) translate (3.01567368204841cm 2.42849343860053cm)" svg:viewBox="0 0 2988 598" svg:d="M0 515c154 22 297 95 452 81 178-14 356-72 535-68s353-34 525-75c173-41 330-138 504-176 164-36 362 6 492-114 137-125 63-42 213-102l267-61"><text:p/></draw:path><draw:frame draw:style-name="gr40" draw:text-style-name="P146" svg:width="2.5cm" svg:height="0.902cm" draw:transform="rotate (-1.58423536203525) translate (6.00604166666667cm 0.871361111111111cm)"><draw:text-box><text:p text:style-name="P138"><text:span text:style-name="T204">4,2 cm</text:span></text:p></draw:text-box></draw:frame><draw:frame draw:style-name="gr39" draw:text-style-name="P146" svg:width="2.5cm" svg:height="0.9cm" draw:transform="rotate (1.18682389135614) translate (2.83280555555556cm 2.41829166666667cm)"><draw:text-box><text:p text:style-name="P138"><text:span text:style-name="T204">5 cm</text:span></text:p></draw:text-box></draw:frame><draw:frame draw:style-name="gr39" draw:text-style-name="P146" svg:width="2.401cm" svg:height="0.9cm" svg:x="4.104cm" svg:y="0.156cm"><draw:text-box><text:p text:style-name="P138"><text:span text:style-name="T204">3 cm</text:span></text:p></draw:text-box></draw:frame><draw:frame draw:style-name="gr39" draw:text-style-name="P147" svg:width="2.5cm" svg:height="0.9cm" svg:x="3.605cm" svg:y="0.256cm"><draw:text-box><text:p text:style-name="P138"><text:span text:style-name="T205">A</text:span></text:p></draw:text-box></draw:frame><draw:frame draw:style-name="gr39" draw:text-style-name="P147" svg:width="2.5cm" svg:height="0.9cm" svg:x="2.605cm" svg:y="2.657cm"><draw:text-box><text:p text:style-name="P138"><text:span text:style-name="T205">D</text:span></text:p></draw:text-box></draw:frame><draw:frame draw:style-name="gr39" draw:text-style-name="P147" svg:width="2.502cm" svg:height="0.9cm" draw:transform="rotate (0.00837758040957278) translate (5.30048611111111cm 0.268111111111111cm)"><draw:text-box><text:p text:style-name="P138"><text:span text:style-name="T205">B</text:span></text:p></draw:text-box></draw:frame><draw:path draw:style-name="gr37" draw:text-style-name="P145" svg:width="1.999cm" svg:height="0.038cm" svg:x="3.304cm" svg:y="2.854cm" svg:viewBox="0 0 2000 39" svg:d="M0 4c423 91 668-28 1100 0 287 19 411 0 700 0h200"><text:p/></draw:path><draw:path draw:style-name="gr37" draw:text-style-name="P145" svg:width="2.099cm" svg:height="0.227cm" draw:transform="rotate (-1.5707963267949) translate (5.50426388888889cm 0.755541666666662cm)" svg:viewBox="0 0 2100 228" svg:d="M0 0c239 90 464 180 717 204 222 21 439 30 663 21 212-9 507-63 720-25h-100"><text:p/></draw:path><draw:frame draw:style-name="gr39" draw:text-style-name="P147" svg:width="2.502cm" svg:height="0.9cm" svg:x="5.104cm" svg:y="2.657cm"><draw:text-box><text:p text:style-name="P138"><text:span text:style-name="T205">C</text:span></text:p></draw:text-box></draw:frame><draw:frame draw:style-name="gr39" draw:text-style-name="P146" svg:width="2.502cm" svg:height="0.9cm" draw:transform="rotate (-0.0106465084371659) translate (3.50484722222222cm 2.83280555555556cm)"><draw:text-box><text:p text:style-name="P138"><text:span text:style-name="T204">3,8 cm</text:span></text:p></draw:text-box></draw:frame><draw:frame draw:style-name="gr51" draw:text-style-name="P146" svg:width="2.401cm" svg:height="0.899cm" draw:transform="rotate (0.919439449950613) translate (3.60538888888889cm 2.06551388888889cm)"><draw:text-box><text:p text:style-name="P138"><text:span text:style-name="T204">6 cm</text:span></text:p></draw:text-box></draw:fram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P104" text:outline-level="1"><text:span text:style-name="_5f_Caractères_5f_correction"><text:span text:style-name="T186">P = 5 + 3 + 4,2 + 3,8 = 16 : ainsi le périmètre de ce quadrilatère ABCD est 16 cm.</text:span></text:span></text:h>
        <text:list xml:id="list184413116202093" text:continue-numbering="true" text:style-name="_5f_Numérotation_20_des_20_exercices">
          <text:list-item>
            <text:h text:style-name="_5f_Titre_5f_Exercices_5f_sans_5f_Titre" text:outline-level="1"><text:span text:style-name="_5f_Caractères">Détermine la longueur du segment [AC] sachant que le périmètre du triangle ABC est de <text:line-break/>17 cm.</text:span></text:h>
          </text:list-item>
        </text:list>
        <text:h text:style-name="_5f_Paragraphe" text:outline-level="1"><draw:g text:anchor-type="paragraph" draw:z-index="19" draw:name="Shape5" draw:style-name="gr19"><draw:frame draw:style-name="gr39" draw:text-style-name="P146" svg:width="2.5cm" svg:height="0.9cm" draw:transform="rotate (0.633554518473942) translate (1.778cm 1.37230555555556cm)"><draw:text-box><text:p text:style-name="P138"><text:span text:style-name="T206">……</text:span><text:span text:style-name="T206">.</text:span><text:span text:style-name="T204"> cm</text:span></text:p></draw:text-box></draw:frame><draw:frame draw:style-name="gr39" draw:text-style-name="P146" svg:width="2.401cm" svg:height="0.9cm" draw:transform="rotate (-1.18909281938374) translate (5.31636111111111cm 0.534458333333333cm)"><draw:text-box><text:p text:style-name="P138"><text:span text:style-name="T204">4 cm</text:span></text:p></draw:text-box></draw:frame><draw:frame draw:style-name="gr39" draw:text-style-name="P147" svg:width="2.5cm" svg:height="0.9cm" svg:x="4.081cm" svg:y="-0.002cm"><draw:text-box><text:p text:style-name="P138"><text:span text:style-name="T205">A</text:span></text:p></draw:text-box></draw:frame><draw:frame draw:style-name="gr39" draw:text-style-name="P147" svg:width="2.502cm" svg:height="0.9cm" draw:transform="rotate (0.00767944870877505) translate (4.87891666666667cm 2.21544444444444cm)"><draw:text-box><text:p text:style-name="P138"><text:span text:style-name="T205">B</text:span></text:p></draw:text-box></draw:frame><draw:frame draw:style-name="gr39" draw:text-style-name="P147" svg:width="2.5cm" svg:height="0.9cm" svg:x="0.781cm" svg:y="2.497cm"><draw:text-box><text:p text:style-name="P138"><text:span text:style-name="T205">C</text:span></text:p></draw:text-box></draw:frame><draw:frame draw:style-name="gr40" draw:text-style-name="P146" svg:width="2.5cm" svg:height="0.902cm" draw:transform="rotate (0.101752695391269) translate (2.778125cm 2.95098611111111cm)"><draw:text-box><text:p text:style-name="P138"><text:span text:style-name="T204">6,3 cm</text:span></text:p></draw:text-box></draw:frame><draw:line draw:style-name="gr42" draw:text-style-name="P145" svg:x1="1.48cm" svg:y1="2.795cm" svg:x2="4.38cm" svg:y2="0.695cm"><text:p/></draw:line><draw:line draw:style-name="gr42" draw:text-style-name="P145" svg:x1="4.978cm" svg:y1="2.395cm" svg:x2="4.378cm" svg:y2="0.695cm"><text:p/></draw:line><draw:line draw:style-name="gr42" draw:text-style-name="P145" svg:x1="1.48cm" svg:y1="2.798cm" svg:x2="4.98cm" svg:y2="2.398cm"><text:p/></draw:line><draw:line draw:style-name="gr43" draw:text-style-name="P145" svg:x1="1.277cm" svg:y1="2.495cm" svg:x2="4.177cm" svg:y2="0.395cm"><text:p/></draw:line><draw:line draw:style-name="gr43" draw:text-style-name="P145" svg:x1="4.681cm" svg:y1="0.598cm" svg:x2="5.281cm" svg:y2="2.298cm"><text:p/></draw:line><draw:line draw:style-name="gr43" draw:text-style-name="P145" svg:x1="1.48cm" svg:y1="3.194cm" svg:x2="5.08cm" svg:y2="2.794cm"><text:p/></draw:lin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P104" text:outline-level="1"><text:span text:style-name="_5f_Caractères_5f_correction"><text:span text:style-name="T186">Je calcule la somme des long</text:span></text:span><text:span text:style-name="_5f_Caractères_5f_correction"><text:span text:style-name="T198">u</text:span></text:span><text:span text:style-name="_5f_Caractères_5f_correction"><text:span text:style-name="T186">eur</text:span></text:span><text:span text:style-name="_5f_Caractères_5f_correction"><text:span text:style-name="T198">s</text:span></text:span><text:span text:style-name="_5f_Caractères_5f_correction"><text:span text:style-name="T186"> AB et BC : <text:line-break/>4+ 6,3 = 10,3. </text:span></text:span></text:h>
        <text:h text:style-name="P104" text:outline-level="1"><text:span text:style-name="_5f_Caractères_5f_correction"><text:span text:style-name="T186">Combien faut-il ajouter à 10,3 pour obtenir 17 : <text:line-break/>17 – 10,3 = 6,7 : ainsi, la longueur du segment [AC] est 6,7 cm.</text:span></text:span></text:h>
        <text:h text:style-name="P104" text:outline-level="1"><text:span text:style-name="_5f_Caractères_5f_correction"/></text:h>
        <text:h text:style-name="P104" text:outline-level="1"><text:span text:style-name="_5f_Caractères_5f_correction"/></text:h>
        <text:h text:style-name="P104" text:outline-level="1"><text:span text:style-name="_5f_Caractères_5f_correction"/></text:h>
        <text:h text:style-name="P104" text:outline-level="1"><text:span text:style-name="_5f_Caractères_5f_correction"/></text:h>
        <text:h text:style-name="P104" text:outline-level="1"><text:span text:style-name="_5f_Caractères_5f_correction"/></text:h>
        <text:h text:style-name="P104" text:outline-level="1"><text:span text:style-name="_5f_Caractères_5f_correction"/></text:h>
        <text:h text:style-name="P104" text:outline-level="1"><text:span text:style-name="_5f_Caractères_5f_correction"/></text:h>
        <text:h text:style-name="P104" text:outline-level="1"><text:span text:style-name="_5f_Caractères_5f_correction"/></text:h>
        <text:list xml:id="list184413670733537" text:continue-numbering="true" text:style-name="_5f_Numérotation_20_des_20_exercices">
          <text:list-item>
            <text:h text:style-name="_5f_Titre_5f_Exercices_5f_avec_5f_Titre" text:outline-level="1"><text:span text:style-name="_5f_Caractères_5f_gras">Avec un codage</text:span></text:h>
          </text:list-item>
        </text:list>
        <text:h text:style-name="_5f_Paragraphe" text:outline-level="1"><draw:g text:anchor-type="paragraph" draw:z-index="21" draw:name="Shape17" draw:style-name="gr19"><draw:path draw:style-name="gr28" draw:text-style-name="P142" svg:width="2.135cm" svg:height="2.149cm" svg:x="0.965cm" svg:y="1.586cm" svg:viewBox="0 0 2136 2150" svg:d="M443 5c-73 408-271 870-271 870 0 0-89 678-88 590 0-88-31 243-82 230-51-14 911 238 911 238l786 217 195-912 190-563 52-239-658-204-651-105-404-127z"><text:p/></draw:path><draw:path draw:style-name="gr29" draw:text-style-name="P142" svg:width="0.184cm" svg:height="0.259cm" svg:x="1.048cm" svg:y="3.073cm" svg:viewBox="0 0 185 260" svg:d="M0 0c134 35 185 48 185 48l-48 141-19 71"><text:p/></draw:path><draw:path draw:style-name="gr29" draw:text-style-name="P142" svg:width="0.232cm" svg:height="0.187cm" svg:x="1.376cm" svg:y="1.66cm" svg:viewBox="0 0 233 188" svg:d="M0 136c205 54 195 52 195 52l38-188"><text:p/></draw:path><draw:path draw:style-name="gr29" draw:text-style-name="P142" svg:width="0.232cm" svg:height="0.199cm" svg:x="2.471cm" svg:y="3.484cm" svg:viewBox="0 0 233 200" svg:d="M0 200c14-95 31-200 31-200l112 30 90 34"><text:p/></draw:path><draw:path draw:style-name="gr29" draw:text-style-name="P142" svg:width="0.245cm" svg:height="0.302cm" svg:x="2.796cm" svg:y="1.944cm" svg:viewBox="0 0 246 303" svg:d="M61 0c-27 146-64 246-61 235 3-10 179 68 179 68l67-4"><text:p/></draw:path><draw:frame draw:style-name="gr30" draw:text-style-name="P144" svg:width="0.249cm" svg:height="0.414cm" svg:x="1.206cm" svg:y="1.127cm"><draw:text-box><text:p text:style-name="P143"><text:span text:style-name="T203">R</text:span></text:p></draw:text-box></draw:frame><draw:frame draw:style-name="gr31" draw:text-style-name="P144" svg:width="0.246cm" svg:height="0.414cm" svg:x="3.175cm" svg:y="1.67cm"><draw:text-box><text:p text:style-name="P143"><text:span text:style-name="T203">A</text:span></text:p></draw:text-box></draw:frame><draw:frame draw:style-name="gr32" draw:text-style-name="P144" svg:width="0.219cm" svg:height="0.414cm" svg:x="2.658cm" svg:y="3.753cm"><draw:text-box><text:p text:style-name="P143"><text:span text:style-name="T203">T</text:span></text:p></draw:text-box></draw:frame><draw:frame draw:style-name="gr33" draw:text-style-name="P144" svg:width="0.218cm" svg:height="0.414cm" svg:x="0.693cm" svg:y="3.233cm"><draw:text-box><text:p text:style-name="P143"><text:span text:style-name="T203">P</text:span></text:p></draw:text-box></draw:frame><draw:path draw:style-name="gr34" draw:text-style-name="P142" svg:width="0.258cm" svg:height="0.194cm" svg:x="2.077cm" svg:y="1.683cm" svg:viewBox="0 0 259 195" svg:d="M0 195c127-65 259-195 259-195"><text:p/></draw:path><draw:path draw:style-name="gr29" draw:text-style-name="P142" svg:width="0.29cm" svg:height="0.109cm" svg:x="1.012cm" svg:y="2.371cm" svg:viewBox="0 0 291 110" svg:d="M0 110c213-64 291-110 291-110"><text:p/></draw:path><draw:path draw:style-name="gr29" draw:text-style-name="P142" svg:width="0.257cm" svg:height="0.15cm" svg:x="2.712cm" svg:y="2.803cm" svg:viewBox="0 0 258 151" svg:d="M0 151c209-88 258-151 258-151"><text:p/></draw:path><draw:path draw:style-name="gr29" draw:text-style-name="P142" svg:width="0.288cm" svg:height="0.229cm" svg:x="1.648cm" svg:y="3.378cm" svg:viewBox="0 0 289 230" svg:d="M0 230c70-58 289-230 289-230"><text:p/></draw:path><draw:frame draw:style-name="gr35" draw:text-style-name="P144" svg:width="1.214cm" svg:height="0.414cm" draw:transform="rotate (-0.197745804250957) translate (1.83797222222222cm 1.20826388888889cm)"><draw:text-box><text:p text:style-name="P143"><text:span text:style-name="T203">2,5 cm</text:span></text:p></draw:text-box></draw:frame></draw:g><draw:g text:anchor-type="char" draw:z-index="18" draw:name="Shape18" draw:style-name="gr44"><draw:frame draw:style-name="gr45" draw:text-style-name="P148" svg:width="1.214cm" svg:height="0.414cm" draw:transform="rotate (-0.286408530252271) translate (4.8895cm 3.36020833333333cm)"><draw:text-box><text:p text:style-name="P143"><text:span text:style-name="T207">3,3 cm</text:span></text:p></draw:text-box></draw:frame><draw:g draw:style-name="gr36"><draw:path draw:style-name="gr46" draw:text-style-name="P149" svg:width="1.904cm" svg:height="2.476cm" svg:x="4.824cm" svg:y="1.226cm" svg:viewBox="0 0 1905 2477" svg:d="M1309 2475c-413-90-1083-314-1083-314l-226-40 163-617 296-1050 105-454 499 142c0 0 549 191 476 171-74-20 366 78 366 78l-172 444-231 1047-186 595z"><text:p/></draw:path><draw:path draw:style-name="gr46" draw:text-style-name="P149" svg:width="0.321cm" svg:height="0.182cm" svg:x="5.886cm" svg:y="3.461cm" svg:viewBox="0 0 322 183" svg:d="M0 183c44-130 58-183 58-183 0 0 158 28 138 23-19-6 126 33 126 33"><text:p/></draw:path><draw:path draw:style-name="gr46" draw:text-style-name="P149" svg:width="0.183cm" svg:height="0.234cm" svg:x="4.884cm" svg:y="3.147cm" svg:viewBox="0 0 184 235" svg:d="M137 235c38-139 47-193 47-193l-74-20-110-22"><text:p/></draw:path><draw:path draw:style-name="gr46" draw:text-style-name="P149" svg:width="0.225cm" svg:height="0.219cm" svg:x="5.332cm" svg:y="1.272cm" svg:viewBox="0 0 226 220" svg:d="M0 167c72 26 172 53 172 53l43-159 11-61"><text:p/></draw:path><draw:path draw:style-name="gr46" draw:text-style-name="P149" svg:width="0.2cm" svg:height="0.267cm" svg:x="6.438cm" svg:y="1.574cm" svg:viewBox="0 0 201 268" svg:d="M201 268c-94-25-201-54-201-54l58-183 15-31"><text:p/></draw:path></draw:g><draw:frame draw:style-name="gr47" draw:text-style-name="P148" svg:width="0.269cm" svg:height="0.414cm" svg:x="5.119cm" svg:y="0.85cm"><draw:text-box><text:p text:style-name="P143"><text:span text:style-name="T207">N</text:span></text:p></draw:text-box></draw:frame><draw:frame draw:style-name="gr48" draw:text-style-name="P148" svg:width="0.251cm" svg:height="0.414cm" svg:x="6.814cm" svg:y="1.319cm"><draw:text-box><text:p text:style-name="P143"><text:span text:style-name="T207">C</text:span></text:p></draw:text-box></draw:frame><draw:frame draw:style-name="gr49" draw:text-style-name="P148" svg:width="0.207cm" svg:height="0.414cm" svg:x="6.172cm" svg:y="3.692cm"><draw:text-box><text:p text:style-name="P143"><text:span text:style-name="T207">F</text:span></text:p></draw:text-box></draw:frame><draw:frame draw:style-name="gr50" draw:text-style-name="P148" svg:width="0.228cm" svg:height="0.414cm" svg:x="4.514cm" svg:y="3.207cm"><draw:text-box><text:p text:style-name="P143"><text:span text:style-name="T207">S</text:span></text:p></draw:text-box></draw:frame><draw:frame draw:style-name="gr45" draw:text-style-name="P148" svg:width="1.214cm" svg:height="0.414cm" draw:transform="rotate (1.33430421314967) translate (4.57023611111111cm 2.74990277777778cm)"><draw:text-box><text:p text:style-name="P143"><text:span text:style-name="T207">5 cm</text:span></text:p></draw:text-box></draw:frame></draw:g><text:span text:style-name="_5f_Caractères">Donne la nature de chaque quadrilatère en justifiant puis calcule son périmètre.</text:span></text:h>
        <text:h text:style-name="_5f_Paragraphe" text:outline-level="1"><text:span text:style-name="_5f_Caractères"/></text:h>
        <text:list xml:id="list184414210367757" text:continue-numbering="true" text:style-name="_5f_Numérotation_20_des_20_exercices">
          <text:list-item>
            <text:list>
              <text:list-item>
                <text:p text:style-name="P120"><text:span text:style-name="_5f_Caractères">RATP : </text:span><text:span text:style-name="_5f_Caractères_5f_correction">Ce quadrilatère </text:span><text:span text:style-name="_5f_Caractères_5f_correction"><text:span text:style-name="T192">a</text:span></text:span><text:span text:style-name="_5f_Caractères_5f_correction"> quatre angles droits et quatre côtés de même longueur, donc RATP est un carré.</text:span></text:p>
              </text:list-item>
            </text:list>
          </text:list-item>
        </text:list>
        <text:h text:style-name="_5f_Paragraphe_5f_Correction" text:outline-level="1"><text:span text:style-name="_5f_Caractères_5f_correction">Son périmètre est :</text:span></text:h>
        <text:h text:style-name="_5f_Paragraphe_5f_Correction" text:outline-level="1"><text:span text:style-name="_5f_Caractères_5f_correction">p = 2,5 + 2,5 + 2,5 + 2,5</text:span></text:h>
        <text:h text:style-name="_5f_Paragraphe_5f_Correction" text:outline-level="1"><text:span text:style-name="_5f_Caractères_5f_correction">p = 10</text:span></text:h>
        <text:h text:style-name="_5f_Paragraphe_5f_Correction" text:outline-level="1"><text:span text:style-name="_5f_Caractères_5f_correction">Ainsi le périmètre de ce carré RATP est 10 cm.</text:span></text:h>
        <text:list xml:id="list184413176033377" text:continue-numbering="true" text:style-name="_5f_Numérotation_20_des_20_exercices">
          <text:list-item>
            <text:list>
              <text:list-item>
                <text:p text:style-name="P120"><text:span text:style-name="_5f_Caractères">SNCF : </text:span><text:span text:style-name="_5f_Caractères_5f_correction">Ce quadrilatère </text:span><text:span text:style-name="_5f_Caractères_5f_correction"><text:span text:style-name="T192">a</text:span></text:span><text:span text:style-name="_5f_Caractères_5f_correction"> quatre angles droits, donc SNCF est un rectangle.</text:span></text:p>
              </text:list-item>
            </text:list>
          </text:list-item>
        </text:list>
        <text:h text:style-name="_5f_Paragraphe_5f_Correction" text:outline-level="1"><text:span text:style-name="_5f_Caractères_5f_correction">Son périmètre est :</text:span></text:h>
        <text:h text:style-name="_5f_Paragraphe_5f_Correction" text:outline-level="1"><text:span text:style-name="_5f_Caractères_5f_correction">p = 5 + 3,3 + 5 + 3,3</text:span></text:h>
        <text:h text:style-name="_5f_Paragraphe_5f_Correction" text:outline-level="1"><text:span text:style-name="_5f_Caractères_5f_correction">p = 16,6</text:span></text:h>
        <text:h text:style-name="_5f_Paragraphe_5f_Correction" text:outline-level="1"><text:span text:style-name="_5f_Caractères_5f_correction">Ainsi le périmètre de ce rectangle SNCF est 16,6 cm.</text:span></text:h>
        <text:list xml:id="list184414075482547" text:continue-numbering="true" text:style-name="_5f_Numérotation_20_des_20_exercices">
          <text:list-item>
            <text:h text:style-name="P123" text:outline-level="1"><text:span text:style-name="_5f_Caractères_5f_gras">Avec un codage (bis)</text:span></text:h>
          </text:list-item>
        </text:list>
        <text:h text:style-name="_5f_Paragraphe" text:outline-level="1"><draw:g text:anchor-type="paragraph" draw:z-index="0" draw:name="Shape19_0" draw:style-name="gr19"><draw:frame draw:style-name="gr73" draw:text-style-name="P139" svg:width="0.249cm" svg:height="0.414cm" svg:x="3.911cm" svg:y="1.409cm"><draw:text-box><text:p text:style-name="P143"><text:span text:style-name="T203">R</text:span></text:p></draw:text-box></draw:frame><draw:frame draw:style-name="gr74" draw:text-style-name="P139" svg:width="0.26cm" svg:height="0.414cm" svg:x="5.95cm" svg:y="0.654cm"><draw:text-box><text:p text:style-name="P143"><text:span text:style-name="T203">S</text:span></text:p></draw:text-box></draw:frame><draw:frame draw:style-name="gr75" draw:text-style-name="P139" svg:width="0.219cm" svg:height="0.414cm" svg:x="5.925cm" svg:y="2.268cm"><draw:text-box><text:p text:style-name="P143"><text:span text:style-name="T203">T</text:span></text:p></draw:text-box></draw:frame><draw:frame draw:style-name="gr76" draw:text-style-name="P139" svg:width="1.214cm" svg:height="0.414cm" svg:x="5.336cm" svg:y="1.208cm"><draw:text-box><text:p text:style-name="P143"><text:span text:style-name="T203">4,2 cm</text:span></text:p></draw:text-box></draw:frame><draw:frame draw:style-name="gr77" draw:text-style-name="P160" svg:width="0.879cm" svg:height="0.414cm" draw:transform="rotate (0.367566340470006) translate (4.54201388888889cm 1.01070833333333cm)"><draw:text-box><text:p text:style-name="P159"><text:span text:style-name="T203">3 cm</text:span></text:p></draw:text-box></draw:frame><draw:path draw:style-name="gr78" draw:text-style-name="P161" svg:width="1.704cm" svg:height="0.577cm" svg:x="4.191cm" svg:y="1.046cm" svg:viewBox="0 0 1705 578" svg:d="M0 576c124 17 259-92 376-129 127-41 252-71 377-118 122-46 259-123 388-129 173-9 114-93 294-71l188-94 82-35"><text:p/></draw:path><draw:path draw:style-name="gr79" draw:text-style-name="P161" svg:width="1.704cm" svg:height="0.577cm" svg:x="4.191cm" svg:y="1.046cm" svg:viewBox="0 0 1705 578" svg:d="M0 576c124 17 259-92 376-129 127-41 252-71 377-118 122-46 259-123 388-129 173-9 114-93 294-71l188-94 82-35"><text:p/></draw:path><draw:path draw:style-name="gr79" draw:text-style-name="P161" svg:width="1.727cm" svg:height="0.575cm" svg:x="5.917cm" svg:y="1.035cm" svg:viewBox="0 0 1728 576" svg:d="M0 0c114 81 267 67 389 129 128 65 243 114 376 165 116 45 387 118 493 129 129 36 109 65 247 71l129 47 94 35"><text:p/></draw:path><draw:path draw:style-name="gr79" draw:text-style-name="P161" svg:width="1.727cm" svg:height="0.587cm" svg:x="5.955cm" svg:y="1.621cm" svg:viewBox="0 0 1728 588" svg:d="M1728 0c-133 21-234 109-376 118-131 8-259 62-376 129-113 65-259 52-365 129-118 86-257 39-375 106l-118 72-118 34"><text:p/></draw:path><draw:path draw:style-name="gr79" draw:text-style-name="P161" svg:width="1.799cm" svg:height="0.587cm" svg:x="4.202cm" svg:y="1.621cm" svg:viewBox="0 0 1800 588" svg:d="M0 0c142 6 218 128 376 129 124 0 226 49 340 94 127 49 189 161 342 118 153 35 295 146 435 141l118 35 129 59 60 12"><text:p/></draw:path><draw:path draw:style-name="gr80" draw:text-style-name="P161" svg:width="3.398cm" svg:height="0.048cm" svg:x="4.251cm" svg:y="1.621cm" svg:viewBox="0 0 3399 49" svg:d="M0 0c125 3 250 1 376 12 120 10 243 0 365 0 125 0 250 0 376 0 124 0 251-4 376 0 121 3 242-5 365 23s249-14 376-11c123 3 244 18 366 23 124 5 268-47 388-12 160 47 129-47 270 0l141-23"><text:p/></draw:path><draw:frame draw:style-name="gr81" draw:text-style-name="P139" svg:width="0.262cm" svg:height="0.414cm" svg:x="7.89cm" svg:y="1.405cm"><draw:text-box><text:p text:style-name="P143"><text:span text:style-name="T203">U</text:span></text:p></draw:text-box></draw:frame><draw:line draw:style-name="gr82" draw:text-style-name="P161" svg:x1="4.968cm" svg:y1="1.263cm" svg:x2="5.178cm" svg:y2="1.385cm"><text:p/></draw:line><draw:line draw:style-name="gr82" draw:text-style-name="P161" svg:x1="6.577cm" svg:y1="1.894cm" svg:x2="6.787cm" svg:y2="2.016cm"><text:p/></draw:line><draw:line draw:style-name="gr82" draw:text-style-name="P161" svg:x1="6.584cm" svg:y1="1.402cm" svg:x2="6.754cm" svg:y2="1.233cm"><text:p/></draw:line><draw:line draw:style-name="gr82" draw:text-style-name="P161" svg:x1="5.32cm" svg:y1="2.111cm" svg:x2="5.49cm" svg:y2="1.942cm"><text:p/></draw:line></draw:g><text:span text:style-name="_5f_Caractères">Donne la nature du quadrilatère en justifiant puis calcule son périmètre.</text:span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184413369181972" text:continue-numbering="true" text:style-name="_5f_Numérotation_20_des_20_exercices">
          <text:list-item>
            <text:list>
              <text:list-item>
                <text:p text:style-name="P120"><text:span text:style-name="_5f_Caractères">RSUT : </text:span><text:span text:style-name="_5f_Caractères_5f_correction">Ce quadrilatère </text:span><text:span text:style-name="_5f_Caractères_5f_correction"><text:span text:style-name="T192">a</text:span></text:span><text:span text:style-name="_5f_Caractères_5f_correction"> quatre côtés de même longueur, donc RSUT est un losange.</text:span></text:p>
              </text:list-item>
            </text:list>
          </text:list-item>
        </text:list>
        <text:h text:style-name="_5f_Paragraphe_5f_Correction" text:outline-level="1"><text:span text:style-name="_5f_Caractères_5f_correction">Son périmètre est :</text:span></text:h>
        <text:h text:style-name="_5f_Paragraphe_5f_Correction" text:outline-level="1"><text:span text:style-name="_5f_Caractères_5f_correction">p = 3 + 3 + 3 + 3</text:span></text:h>
        <text:h text:style-name="_5f_Paragraphe_5f_Correction" text:outline-level="1"><text:span text:style-name="_5f_Caractères_5f_correction">p = 12</text:span></text:h>
        <text:h text:style-name="_5f_Paragraphe_5f_Correction" text:outline-level="1"><text:span text:style-name="_5f_Caractères_5f_correction">Ainsi le périmètre de ce </text:span><text:span text:style-name="_5f_Caractères_5f_correction"><text:span text:style-name="T192">losange</text:span></text:span><text:span text:style-name="_5f_Caractères_5f_correction"> </text:span><text:span text:style-name="_5f_Caractères_5f_correction"><text:span text:style-name="T192">RSUT</text:span></text:span><text:span text:style-name="_5f_Caractères_5f_correction"> est 12 cm.</text:span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list xml:id="list184413898686109" text:continue-numbering="true" text:style-name="_5f_Numérotation_20_des_20_exercices">
          <text:list-item>
            <text:h text:style-name="_5f_Titre_5f_Exercices_5f_avec_5f_Titre" text:outline-level="1"><text:soft-page-break/><text:span text:style-name="_5f_Caractères_5f_gras">Avec des disques</text:span></text:h>
          </text:list-item>
        </text:list>
        <text:h text:style-name="_5f_Paragraphe" text:outline-level="1"><text:span text:style-name="_5f_Caractères">Calcule le périmètre (donne à chaque fois la valeur exacte, puis une valeur approchée au dixième près) :</text:span></text:h>
        <text:list xml:id="list184413716410655" text:continue-list="list184413808557226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D’un disque de rayon 4 cm.</text:span></text:p>
              </text:list-item>
            </text:list>
          </text:list-item>
        </text:list>
        <text:h text:style-name="P105" text:outline-level="1"><text:span text:style-name="_5f_Caractères_5f_correction"><text:span text:style-name="T187">P = π </text:span></text:span><text:span text:style-name="_5f_Caractères_5f_correction"><text:span text:style-name="T163">×</text:span></text:span><text:span text:style-name="_5f_Caractères_5f_correction"><text:span text:style-name="T187"> diamètre .</text:span></text:span></text:h>
        <text:h text:style-name="P105" text:outline-level="1"><text:span text:style-name="_5f_Caractères_5f_correction"><text:span text:style-name="T187">P = π </text:span></text:span><text:span text:style-name="_5f_Caractères_5f_correction"><text:span text:style-name="T163">×</text:span></text:span><text:span text:style-name="_5f_Caractères_5f_correction"><text:span text:style-name="T187"> 2 </text:span></text:span><text:span text:style-name="_5f_Caractères_5f_correction"><text:span text:style-name="T163">×</text:span></text:span><text:span text:style-name="_5f_Caractères_5f_correction"><text:span text:style-name="T187"> 4 </text:span></text:span></text:h>
        <text:h text:style-name="P105" text:outline-level="1"><text:span text:style-name="_5f_Caractères_5f_correction"><text:span text:style-name="T187">P = π </text:span></text:span><text:span text:style-name="_5f_Caractères_5f_correction"><text:span text:style-name="T163">×</text:span></text:span><text:span text:style-name="_5f_Caractères_5f_correction"><text:span text:style-name="T187"> 8 </text:span></text:span><text:span text:style-name="_5f_Caractères_5f_correction"><text:span text:style-name="T198">cm </text:span></text:span><text:span text:style-name="_5f_Caractères_5f_correction"><text:span text:style-name="T187">(valeur exacte)</text:span></text:span></text:h>
        <text:h text:style-name="P105" text:outline-level="1"><text:span text:style-name="_5f_Caractères_5f_correction"><text:span text:style-name="T187">P </text:span></text:span><text:span text:style-name="_5f_Caractères_5f_correction"><text:span text:style-name="T164">≈</text:span></text:span><text:span text:style-name="_5f_Caractères_5f_correction"><text:span text:style-name="T187"> 25,1 </text:span></text:span><text:span text:style-name="_5f_Caractères_5f_correction"><text:span text:style-name="T198">cm </text:span></text:span><text:span text:style-name="_5f_Caractères_5f_correction"><text:span text:style-name="T187">(valeur approchée au dixième près)</text:span></text:span></text:h>
        <text:list xml:id="list184414103660129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D’un disque de diamètre 12 cm.</text:span></text:p>
              </text:list-item>
            </text:list>
          </text:list-item>
        </text:list>
        <text:h text:style-name="P105" text:outline-level="1"><text:span text:style-name="_5f_Caractères_5f_correction"><text:span text:style-name="T187">P = π </text:span></text:span><text:span text:style-name="_5f_Caractères_5f_correction"><text:span text:style-name="T163">×</text:span></text:span><text:span text:style-name="_5f_Caractères_5f_correction"><text:span text:style-name="T187"> diamètre .</text:span></text:span></text:h>
        <text:h text:style-name="P105" text:outline-level="1"><text:span text:style-name="_5f_Caractères_5f_correction"><text:span text:style-name="T187">P = 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88">12 </text:span></text:span><text:span text:style-name="_5f_Caractères_5f_correction"><text:span text:style-name="T193">cm </text:span></text:span><text:span text:style-name="_5f_Caractères_5f_correction"><text:span text:style-name="T188">(valeur exacte)</text:span></text:span><text:span text:style-name="_5f_Caractères_5f_correction"><text:span text:style-name="T187"> </text:span></text:span></text:h>
        <text:h text:style-name="P105" text:outline-level="1"><text:span text:style-name="_5f_Caractères_5f_correction"><text:span text:style-name="T187">P </text:span></text:span><text:span text:style-name="_5f_Caractères_5f_correction"><text:span text:style-name="T164">≈</text:span></text:span><text:span text:style-name="_5f_Caractères_5f_correction"><text:span text:style-name="T187"> </text:span></text:span><text:span text:style-name="_5f_Caractères_5f_correction"><text:span text:style-name="T188">37,7</text:span></text:span><text:span text:style-name="_5f_Caractères_5f_correction"><text:span text:style-name="T187"> </text:span></text:span><text:span text:style-name="_5f_Caractères_5f_correction"><text:span text:style-name="T198">cm </text:span></text:span><text:span text:style-name="_5f_Caractères_5f_correction"><text:span text:style-name="T187">(valeur approchée au dixième près)</text:span></text:span></text:h>
        <text:list xml:id="list184413996964738" text:continue-list="list184413898686109" text:style-name="_5f_Numérotation_20_des_20_exercices">
          <text:list-item>
            <text:h text:style-name="_5f_Titre_5f_Exercices_5f_sans_5f_Titre" text:outline-level="1"><text:span text:style-name="_5f_Caractères">Calcule le périmètre de chaque figure.<text:line-break/>(Attention, les figures ne sont pas construites en vraie grandeur.) </text:span></text:h>
          </text:list-item>
        </text:list>
        <text:h text:style-name="_5f_Paragraphe" text:outline-level="1"><draw:g text:anchor-type="paragraph" draw:z-index="4" draw:name="Shape11_0" draw:style-name="gr19"><draw:polygon draw:style-name="gr63" draw:text-style-name="P154" svg:width="4.067cm" svg:height="3.835cm" svg:x="0.534cm" svg:y="0.694cm" svg:viewBox="0 0 4068 3836" draw:points="0,3836 802,0 2407,1678 4068,779 2464,2997"><text:p/></draw:polygon><draw:frame draw:style-name="gr64" draw:text-style-name="P152" svg:width="1.881cm" svg:height="0.786cm" svg:x="1.635cm" svg:y="4.293cm"><draw:text-box><text:p text:style-name="P143"><text:span text:style-name="T209">Fig. A</text:span></text:p></draw:text-box></draw:frame><draw:line draw:style-name="gr58" draw:text-style-name="P145" svg:x1="3.279cm" svg:y1="2.315cm" svg:x2="3.336cm" svg:y2="2.015cm"><text:p/></draw:line><draw:line draw:style-name="gr58" draw:text-style-name="P145" svg:x1="2.303cm" svg:y1="1.536cm" svg:x2="2.017cm" svg:y2="1.596cm"><text:p/></draw:line><draw:line draw:style-name="gr58" draw:text-style-name="P145" svg:x1="2.368cm" svg:y1="1.596cm" svg:x2="2.082cm" svg:y2="1.656cm"><text:p/></draw:line><draw:line draw:style-name="gr58" draw:text-style-name="P145" svg:x1="2.368cm" svg:y1="1.596cm" svg:x2="2.082cm" svg:y2="1.656cm"><text:p/></draw:line><draw:line draw:style-name="gr58" draw:text-style-name="P145" svg:x1="2.42cm" svg:y1="1.653cm" svg:x2="2.134cm" svg:y2="1.713cm"><text:p/></draw:line><draw:line draw:style-name="gr58" draw:text-style-name="P145" svg:x1="2.303cm" svg:y1="1.536cm" svg:x2="2.017cm" svg:y2="1.596cm"><text:p/></draw:line><draw:line draw:style-name="gr58" draw:text-style-name="P145" svg:x1="2.368cm" svg:y1="1.596cm" svg:x2="2.082cm" svg:y2="1.656cm"><text:p/></draw:line><draw:line draw:style-name="gr58" draw:text-style-name="P145" svg:x1="2.368cm" svg:y1="1.596cm" svg:x2="2.082cm" svg:y2="1.656cm"><text:p/></draw:line><draw:line draw:style-name="gr58" draw:text-style-name="P145" svg:x1="2.42cm" svg:y1="1.653cm" svg:x2="2.134cm" svg:y2="1.713cm"><text:p/></draw:line><draw:line draw:style-name="gr58" draw:text-style-name="P145" svg:x1="3.466cm" svg:y1="2.225cm" svg:x2="3.523cm" svg:y2="1.925cm"><text:p/></draw:line><draw:line draw:style-name="gr58" draw:text-style-name="P145" svg:x1="3.376cm" svg:y1="2.277cm" svg:x2="3.433cm" svg:y2="1.977cm"><text:p/></draw:line><draw:line draw:style-name="gr58" draw:text-style-name="P145" svg:x1="1.107cm" svg:y1="2.494cm" svg:x2="0.878cm" svg:y2="2.315cm"><text:p/></draw:line><draw:line draw:style-name="gr58" draw:text-style-name="P145" svg:x1="1.107cm" svg:y1="2.571cm" svg:x2="0.878cm" svg:y2="2.392cm"><text:p/></draw:line><draw:line draw:style-name="gr58" draw:text-style-name="P145" svg:x1="3.795cm" svg:y1="2.794cm" svg:x2="3.681cm" svg:y2="2.554cm"><text:p/></draw:line><draw:line draw:style-name="gr58" draw:text-style-name="P145" svg:x1="3.743cm" svg:y1="2.854cm" svg:x2="3.629cm" svg:y2="2.614cm"><text:p/></draw:line><draw:line draw:style-name="gr58" draw:text-style-name="P145" svg:x1="1.563cm" svg:y1="4.293cm" svg:x2="1.449cm" svg:y2="4.053cm"><text:p/></draw:line><draw:line draw:style-name="gr58" draw:text-style-name="P145" svg:x1="1.636cm" svg:y1="4.293cm" svg:x2="1.522cm" svg:y2="4.053cm"><text:p/></draw:line><draw:frame draw:style-name="gr65" draw:text-style-name="P153" svg:width="2.797cm" svg:height="0.985cm" draw:transform="rotate (1.37147972621714) translate (0.153458333333333cm 2.91923611111111cm)"><draw:text-box><text:p text:style-name="P143"><text:span text:style-name="T210">6 cm</text:span></text:p></draw:text-box></draw:frame><draw:frame draw:style-name="gr66" draw:text-style-name="P153" svg:width="3.813cm" svg:height="1.221cm" draw:transform="rotate (-0.767072206251508) translate (2.01965277777778cm 0.34925cm)"><draw:text-box><text:p text:style-name="P143"><text:span text:style-name="T210">4,5 cm</text:span></text:p></draw:text-box></draw:frame></draw:g><draw:g text:anchor-type="paragraph" draw:z-index="5" draw:name="Shape10_0" draw:style-name="gr19"><draw:polygon draw:style-name="gr56" draw:text-style-name="P151" svg:width="4.114cm" svg:height="3.167cm" svg:x="4.99cm" svg:y="1.394cm" svg:viewBox="0 0 4115 3168" draw:points="0,2494 912,228 2744,0 4115,993 2541,3168"><text:p/></draw:polygon><draw:frame draw:style-name="gr57" draw:text-style-name="P152" svg:width="1.844cm" svg:height="0.77cm" svg:x="5.925cm" svg:y="4.561cm"><draw:text-box><text:p text:style-name="P143"><text:span text:style-name="T209">Fig. B</text:span></text:p></draw:text-box></draw:frame><draw:line draw:style-name="gr58" draw:text-style-name="P145" svg:x1="6.611cm" svg:y1="1.72cm" svg:x2="6.455cm" svg:y2="1.404cm"><text:p/></draw:line><draw:line draw:style-name="gr58" draw:text-style-name="P145" svg:x1="5.612cm" svg:y1="2.642cm" svg:x2="5.388cm" svg:y2="2.466cm"><text:p/></draw:line><draw:line draw:style-name="gr58" draw:text-style-name="P145" svg:x1="5.612cm" svg:y1="2.716cm" svg:x2="5.388cm" svg:y2="2.54cm"><text:p/></draw:line><draw:line draw:style-name="gr58" draw:text-style-name="P145" svg:x1="8.4cm" svg:y1="3.531cm" svg:x2="8.288cm" svg:y2="3.295cm"><text:p/></draw:line><draw:line draw:style-name="gr58" draw:text-style-name="P145" svg:x1="8.344cm" svg:y1="3.594cm" svg:x2="8.232cm" svg:y2="3.358cm"><text:p/></draw:line><draw:line draw:style-name="gr58" draw:text-style-name="P145" svg:x1="6.344cm" svg:y1="4.363cm" svg:x2="6.304cm" svg:y2="4.106cm"><text:p/></draw:line><draw:line draw:style-name="gr58" draw:text-style-name="P145" svg:x1="6.408cm" svg:y1="4.34cm" svg:x2="6.374cm" svg:y2="4.106cm"><text:p/></draw:line><draw:frame draw:style-name="gr59" draw:text-style-name="P153" svg:width="2.745cm" svg:height="0.966cm" draw:transform="rotate (1.19083814863573) translate (4.572cm 2.98626388888889cm)"><draw:text-box><text:p text:style-name="P143"><text:span text:style-name="T210">5,8 cm</text:span></text:p></draw:text-box></draw:frame><draw:frame draw:style-name="gr60" draw:text-style-name="P153" svg:width="3.742cm" svg:height="1.2cm" draw:transform="rotate (0.156730566829091) translate (5.61269444444444cm 0.934861111111111cm)"><draw:text-box><text:p text:style-name="P143"><text:span text:style-name="T210">4,2 cm</text:span></text:p></draw:text-box></draw:frame><draw:line draw:style-name="gr61" draw:text-style-name="P145" svg:x1="4.99cm" svg:y1="3.888cm" svg:x2="7.734cm" svg:y2="1.394cm"><text:p/></draw:line><draw:line draw:style-name="gr61" draw:text-style-name="P145" svg:x1="4.99cm" svg:y1="3.888cm" svg:x2="9.083cm" svg:y2="2.409cm"><text:p/></draw:line><draw:line draw:style-name="gr58" draw:text-style-name="P145" svg:x1="6.689cm" svg:y1="1.71cm" svg:x2="6.533cm" svg:y2="1.394cm"><text:p/></draw:line><draw:line draw:style-name="gr58" draw:text-style-name="P145" svg:x1="6.767cm" svg:y1="1.711cm" svg:x2="6.611cm" svg:y2="1.395cm"><text:p/></draw:line><draw:line draw:style-name="gr58" draw:text-style-name="P145" svg:x1="8.109cm" svg:y1="1.84cm" svg:x2="8.203cm" svg:y2="1.591cm"><text:p/></draw:line><draw:line draw:style-name="gr58" draw:text-style-name="P145" svg:x1="8.172cm" svg:y1="1.876cm" svg:x2="8.266cm" svg:y2="1.627cm"><text:p/></draw:line><draw:line draw:style-name="gr58" draw:text-style-name="P145" svg:x1="8.241cm" svg:y1="1.922cm" svg:x2="8.335cm" svg:y2="1.673cm"><text:p/></draw:line><draw:frame draw:style-name="gr62" draw:text-style-name="P153" svg:width="3.74cm" svg:height="1.198cm" draw:transform="rotate (0.355698101556444) translate (6.05543055555556cm 3.34080555555556cm)"><draw:text-box><text:p text:style-name="P143"><text:span text:style-name="T210">7,1 cm</text:span></text:p></draw:text-box></draw:frame><draw:frame draw:style-name="gr60" draw:text-style-name="P153" svg:width="3.742cm" svg:height="1.2cm" draw:transform="rotate (0.776322451287078) translate (5.36398611111111cm 2.73755555555556cm)"><draw:text-box><text:p text:style-name="P143"><text:span text:style-name="T210">6,5 cm</text:span></text:p></draw:text-box></draw:fram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184413234588190" text:continue-numbering="true" text:style-name="_5f_Numérotation_20_des_20_exercices">
          <text:list-item>
            <text:list>
              <text:list-item>
                <text:p text:style-name="P120"><text:span text:style-name="_5f_Caractères">Fig.A : </text:span></text:p>
              </text:list-item>
            </text:list>
          </text:list-item>
        </text:list>
        <text:h text:style-name="P103" text:outline-level="1"><text:span text:style-name="_5f_Caractères">p = 6 + 4,5 + 4,5 + 6 + 6</text:span></text:h>
        <text:h text:style-name="P103" text:outline-level="1"><text:span text:style-name="_5f_Caractères">P = 27</text:span></text:h>
        <text:h text:style-name="P103" text:outline-level="1"><text:span text:style-name="_5f_Caractères">Ainsi le périmètre de ce polygone est 27 cm.</text:span></text:h>
        <text:list xml:id="list184414429825777" text:continue-numbering="true" text:style-name="_5f_Numérotation_20_des_20_exercices">
          <text:list-item>
            <text:list>
              <text:list-item>
                <text:p text:style-name="P120"><text:span text:style-name="_5f_Caractères">Fig.B : </text:span></text:p>
              </text:list-item>
            </text:list>
          </text:list-item>
        </text:list>
        <text:h text:style-name="_5f_Paragraphe_5f_Correction" text:outline-level="1"><text:span text:style-name="_5f_Caractères_5f_correction">p = 5,8 + 4,2 + 4,2 + 5,8 + 5,8</text:span></text:h>
        <text:h text:style-name="_5f_Paragraphe_5f_Correction" text:outline-level="1"><text:span text:style-name="_5f_Caractères_5f_correction">p = 25,8</text:span></text:h>
        <text:h text:style-name="_5f_Paragraphe_5f_Correction" text:outline-level="1"><text:span text:style-name="_5f_Caractères_5f_correction">Ainsi le périmètre de ce polygone est 25,8 cm.</text:span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/></text:h>
        <text:list xml:id="list184413789652452" text:continue-numbering="true" text:style-name="_5f_Numérotation_20_des_20_exercices">
          <text:list-item>
            <text:h text:style-name="_5f_Titre_5f_Exercices_5f_avec_5f_Titre" text:outline-level="1"><text:span text:style-name="_5f_Caractères_5f_gras">Avec des disques (bis)</text:span></text:h>
          </text:list-item>
        </text:list>
        <text:list xml:id="list184414566673859" text:continue-list="list184414103660129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Reproduis ces figures en vraie grandeur</text:span></text:p>
              </text:list-item>
            </text:list>
          </text:list-item>
        </text:list>
        <text:h text:style-name="_5f_Paragraphe" text:outline-level="1"><text:span text:style-name="_5f_Caractères"><text:s text:c="8"/>Fig.1 <text:tab/> <text:s text:c="9"/>Fig.2 <text:tab/><text:tab/> Fig.3 </text:span></text:h>
        <text:h text:style-name="_5f_Paragraphe" text:outline-level="1"><draw:g text:anchor-type="char" draw:z-index="1" draw:name="Shape20" draw:style-name="gr67"><draw:custom-shape draw:style-name="gr71" draw:text-style-name="P158" svg:width="2.001cm" svg:height="2.001cm" svg:x="0.499cm" svg:y="0.021cm"><text:p/><draw:enhanced-geometry draw:glue-point-type="segments" draw:type="mso-spt100" draw:modifiers="-90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72" draw:text-style-name="P156" svg:width="0.706cm" svg:height="0.341cm" svg:x="1.658cm" svg:y="0.608cm"><draw:text-box><text:p text:style-name="P143"><text:span text:style-name="T211">4 cm</text:span></text:p></draw:text-box></draw:frame></draw:g><draw:g text:anchor-type="char" draw:z-index="2" draw:name="Shape21" draw:style-name="gr67"><draw:custom-shape draw:style-name="gr70" draw:text-style-name="P157" svg:width="2.001cm" svg:height="2.001cm" svg:x="3.177cm" svg:y="0.141cm"><text:p/><draw:enhanced-geometry draw:mirror-horizontal="true" draw:mirror-vertical="true" draw:glue-point-type="segments" draw:type="mso-spt100" draw:modifiers="-179.85281850484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69" draw:text-style-name="P156" svg:width="0.978cm" svg:height="0.332cm" svg:x="3.726cm" svg:y="1.192cm"><draw:text-box><text:p text:style-name="P143"><text:span text:style-name="T211">3,2 cm</text:span></text:p></draw:text-box></draw:frame></draw:g><draw:g text:anchor-type="char" draw:z-index="3" draw:name="Shape22" draw:style-name="gr67"><draw:custom-shape draw:style-name="gr68" draw:text-style-name="P155" svg:width="2.001cm" svg:height="1.922cm" svg:x="6.391cm" svg:y="-0.023cm"><text:p/><draw:enhanced-geometry draw:mirror-vertical="true" draw:mirror-horizontal="true" draw:glue-point-type="segments" draw:type="mso-spt100" draw:modifiers="90.1520931037496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69" draw:text-style-name="P156" svg:width="0.978cm" svg:height="0.332cm" svg:x="6.426cm" svg:y="1.224cm"><draw:text-box><text:p text:style-name="P143"><text:span text:style-name="T211">1,9 cm</text:span></text:p></draw:text-box></draw:fram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draw:g text:anchor-type="paragraph" draw:z-index="24" draw:name="Shape20_0" draw:style-name="gr19"><draw:custom-shape draw:style-name="gr24" draw:text-style-name="P141" svg:width="8.002cm" svg:height="8cm" svg:x="-0.064cm" svg:y="0.455cm"><text:p/><draw:enhanced-geometry draw:glue-point-type="segments" draw:type="mso-spt100" draw:modifiers="-90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5" draw:text-style-name="P139" svg:width="1.643cm" svg:height="0.724cm" svg:x="5.041cm" svg:y="3.688cm"><draw:text-box><text:p text:style-name="P138"><text:span text:style-name="T203">4 cm</text:span></text:p></draw:text-box></draw:frame></draw:g><draw:g text:anchor-type="paragraph" draw:z-index="25" draw:name="Shape21_0" draw:style-name="gr19"><draw:custom-shape draw:style-name="gr22" draw:text-style-name="P140" svg:width="3.2cm" svg:height="3.2cm" svg:x="4.225cm" svg:y="0.296cm"><text:p/><draw:enhanced-geometry draw:mirror-horizontal="true" draw:mirror-vertical="true" draw:glue-point-type="segments" draw:type="mso-spt100" draw:modifiers="-179.85281850484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3" draw:text-style-name="P139" svg:width="1.564cm" svg:height="0.533cm" svg:x="5.103cm" svg:y="1.977cm"><draw:text-box><text:p text:style-name="P138"><text:span text:style-name="T203">3,2 cm</text:span></text:p></draw:text-box></draw:frame></draw:g><text:span text:style-name="_5f_Caractères"/></text:h>
        <text:h text:style-name="_5f_Paragraphe" text:outline-level="1"><draw:frame text:anchor-type="paragraph" draw:z-index="28" draw:name="Shape12_0" draw:style-name="gr17" draw:text-style-name="P136" svg:width="1.214cm" svg:height="0.555cm" svg:x="5.203cm" svg:y="0.318cm"><draw:text-box><text:p><text:span text:style-name="T202">Fig.2</text:span></text:p></draw:text-box></draw:frame><text:span text:style-name="_5f_Caractères"/></text:h>
        <text:h text:style-name="_5f_Paragraphe" text:outline-level="1"><text:span text:style-name="_5f_Caractères"/></text:h>
        <text:h text:style-name="_5f_Paragraphe" text:outline-level="1"><draw:g text:anchor-type="paragraph" draw:z-index="26" draw:name="Shape22_0" draw:style-name="gr19"><draw:custom-shape draw:style-name="gr20" draw:text-style-name="P137" svg:width="3.853cm" svg:height="3.701cm" svg:x="6.796cm" svg:y="0.33cm"><text:p/><draw:enhanced-geometry draw:mirror-vertical="true" draw:mirror-horizontal="true" draw:glue-point-type="segments" draw:type="mso-spt100" draw:modifiers="90.1520931037496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1" draw:text-style-name="P139" svg:width="1.885cm" svg:height="0.641cm" svg:x="7.23cm" svg:y="2.239cm"><draw:text-box><text:p text:style-name="P138"><text:span text:style-name="T203">1,9 cm</text:span></text:p></draw:text-box></draw:fram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draw:frame text:anchor-type="paragraph" draw:z-index="29" draw:name="Shape12_1" draw:style-name="gr17" draw:text-style-name="P136" svg:width="1.214cm" svg:height="0.555cm" svg:x="7.177cm" svg:y="0cm"><draw:text-box><text:p><text:span text:style-name="T202">Fig.3</text:span></text:p></draw:text-box></draw:frame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draw:frame text:anchor-type="paragraph" draw:z-index="27" draw:name="Shape12" draw:style-name="gr18" draw:text-style-name="P136" svg:width="1.027cm" svg:height="0.532cm" svg:x="2.016cm" svg:y="0.288cm"><draw:text-box><text:p><text:span text:style-name="T202">Fig.1</text:span></text:p></draw:text-box></draw:frame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184414927322208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Calcule leurs périmètres :</text:span></text:p>
              </text:list-item>
            </text:list>
          </text:list-item>
        </text:list>
        <text:h text:style-name="_5f_Paragraphe" text:outline-level="1"><text:span text:style-name="_5f_Caractères">Fig.1 :</text:span></text:h>
        <text:h text:style-name="P107" text:outline-level="1"><text:span text:style-name="_5f_Caractères_5f_correction"><text:span text:style-name="T190">Je calcule le périmètre du </text:span></text:span><text:span text:style-name="_5f_Caractères_5f_correction"><text:span text:style-name="T193">disque</text:span></text:span><text:span text:style-name="_5f_Caractères_5f_correction"><text:span text:style-name="T190"> entier :</text:span></text:span></text:h>
        <text:h text:style-name="P106" text:outline-level="1"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diamètre </text:span></text:span><text:span text:style-name="_5f_Caractères_5f_correction"><text:span text:style-name="T196">= </text:span></text:span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2 </text:span></text:span><text:span text:style-name="_5f_Caractères_5f_correction"><text:span text:style-name="T163">×</text:span></text:span><text:span text:style-name="_5f_Caractères_5f_correction"><text:span text:style-name="T187"> 4 </text:span></text:span><text:span text:style-name="_5f_Caractères_5f_correction"><text:span text:style-name="T196">= </text:span></text:span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8 </text:span></text:span></text:h>
        <text:h text:style-name="P106" text:outline-level="1"><text:span text:style-name="_5f_Caractères_5f_correction">Je calcule les trois quarts de </text:span><text:span text:style-name="_5f_Caractères_5f_correction"><text:span text:style-name="T190">ce périmètre</text:span></text:span><text:span text:style-name="_5f_Caractères_5f_correction"><text:span text:style-name="T187"> :</text:span></text:span></text:h>
        <text:h text:style-name="P106" text:outline-level="1"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97">[(</text:span></text:span><text:span text:style-name="_5f_Caractères_5f_correction"><text:span text:style-name="T187">8 </text:span></text:span><text:span text:style-name="_5f_Caractères_5f_correction"><text:span text:style-name="T163">×</text:span></text:span><text:span text:style-name="_5f_Caractères_5f_correction"><text:span text:style-name="T194"> 3</text:span></text:span><text:span text:style-name="_5f_Caractères_5f_correction"><text:span text:style-name="T197">)</text:span></text:span><text:span text:style-name="_5f_Caractères_5f_correction"><text:span text:style-name="T194"> </text:span></text:span><text:span text:style-name="_5f_Caractères_5f_correction"><text:span text:style-name="T195">÷</text:span></text:span><text:span text:style-name="_5f_Caractères_5f_correction"><text:span text:style-name="T194"> </text:span></text:span><text:span text:style-name="_5f_Caractères_5f_correction"><text:span text:style-name="T197">4]</text:span></text:span><text:span text:style-name="_5f_Caractères_5f_correction"><text:span text:style-name="T194"> = π </text:span></text:span><text:span text:style-name="_5f_Caractères_5f_correction"><text:span text:style-name="T163">×</text:span></text:span><text:span text:style-name="_5f_Caractères_5f_correction"><text:span text:style-name="T194"> 6</text:span></text:span></text:h>
        <text:h text:style-name="P107" text:outline-level="1"><text:span text:style-name="_5f_Caractères_5f_correction"><text:span text:style-name="T196">J’additionne les deux rayons au résultat :</text:span></text:span></text:h>
        <text:h text:style-name="P107" text:outline-level="1"><text:span text:style-name="_5f_Caractères_5f_correction"><text:span text:style-name="T194">π </text:span></text:span><text:span text:style-name="_5f_Caractères_5f_correction"><text:span text:style-name="T163">×</text:span></text:span><text:span text:style-name="_5f_Caractères_5f_correction"><text:span text:style-name="T194"> 6 </text:span></text:span><text:span text:style-name="_5f_Caractères_5f_correction"><text:span text:style-name="T196">+ 4 + 4 = </text:span></text:span><text:span text:style-name="_5f_Caractères_5f_correction"><text:span text:style-name="T194">π </text:span></text:span><text:span text:style-name="_5f_Caractères_5f_correction"><text:span text:style-name="T163">×</text:span></text:span><text:span text:style-name="_5f_Caractères_5f_correction"><text:span text:style-name="T194"> 6 </text:span></text:span><text:span text:style-name="_5f_Caractères_5f_correction"><text:span text:style-name="T197">+ 8</text:span></text:span></text:h>
        <text:h text:style-name="P108" text:outline-level="1"><text:span text:style-name="_5f_Caractères_5f_correction"><text:span text:style-name="T196">Le périmètre de la figure 1 vaut </text:span></text:span><text:span text:style-name="_5f_Caractères_5f_correction"><text:span text:style-name="T194">π </text:span></text:span><text:span text:style-name="_5f_Caractères_5f_correction"><text:span text:style-name="T163">×</text:span></text:span><text:span text:style-name="_5f_Caractères_5f_correction"><text:span text:style-name="T194"> 6 </text:span></text:span><text:span text:style-name="_5f_Caractères_5f_correction"><text:span text:style-name="T197">+ 8</text:span></text:span><text:span text:style-name="_5f_Caractères_5f_correction"><text:span text:style-name="T194"> </text:span></text:span><text:span text:style-name="_5f_Caractères_5f_correction"><text:span text:style-name="T196">cm.</text:span></text:span></text:h>
        <text:h text:style-name="_5f_Paragraphe" text:outline-level="1"><text:span text:style-name="_5f_Caractères">Fig.2 :</text:span></text:h>
        <text:h text:style-name="P109" text:outline-level="1"><text:span text:style-name="_5f_Caractères_5f_correction"><text:span text:style-name="T190">Je calcule le périmètre du </text:span></text:span><text:span text:style-name="_5f_Caractères_5f_correction"><text:span text:style-name="T193">disque</text:span></text:span><text:span text:style-name="_5f_Caractères_5f_correction"><text:span text:style-name="T190"> entier :</text:span></text:span></text:h>
        <text:h text:style-name="P107" text:outline-level="1"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diamètre </text:span></text:span><text:span text:style-name="_5f_Caractères_5f_correction"><text:span text:style-name="T196">= </text:span></text:span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90">3,2</text:span></text:span></text:h>
        <text:h text:style-name="P107" text:outline-level="1"><text:span text:style-name="_5f_Caractères_5f_correction"><text:span text:style-name="T196">Je calcule la moitié de </text:span></text:span><text:span text:style-name="_5f_Caractères_5f_correction"><text:span text:style-name="T190">ce périmètre</text:span></text:span><text:span text:style-name="_5f_Caractères_5f_correction"><text:span text:style-name="T187"> :</text:span></text:span></text:h>
        <text:h text:style-name="P107" text:outline-level="1"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97">(</text:span></text:span><text:span text:style-name="_5f_Caractères_5f_correction"><text:span text:style-name="T190">3,2 </text:span></text:span><text:span text:style-name="_5f_Caractères_5f_correction"><text:span text:style-name="T195">÷</text:span></text:span><text:span text:style-name="_5f_Caractères_5f_correction"><text:span text:style-name="T190"> 2</text:span></text:span><text:span text:style-name="_5f_Caractères_5f_correction"><text:span text:style-name="T191">) = </text:span></text:span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90">1,6</text:span></text:span><text:span text:style-name="_5f_Caractères_5f_correction"><text:span text:style-name="T187"> </text:span></text:span></text:h>
        <text:h text:style-name="P107" text:outline-level="1"><text:span text:style-name="_5f_Caractères_5f_correction"><text:span text:style-name="T196">J’additionne le diamètre </text:span></text:span><text:span text:style-name="_5f_Caractères_5f_correction"><text:span text:style-name="T197">au résultat </text:span></text:span><text:span text:style-name="_5f_Caractères_5f_correction"><text:span text:style-name="T196">:</text:span></text:span></text:h>
        <text:h text:style-name="P107" text:outline-level="1"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90">1,6 </text:span></text:span><text:span text:style-name="_5f_Caractères_5f_correction"><text:span text:style-name="T196">+ </text:span></text:span><text:span text:style-name="_5f_Caractères_5f_correction"><text:span text:style-name="T190">3,2</text:span></text:span></text:h>
        <text:h text:style-name="P107" text:outline-level="1"><text:span text:style-name="_5f_Caractères_5f_correction"><text:span text:style-name="T196">Le périmètre de la figure </text:span></text:span><text:span text:style-name="_5f_Caractères_5f_correction"><text:span text:style-name="T190">2</text:span></text:span><text:span text:style-name="_5f_Caractères_5f_correction"><text:span text:style-name="T196"> vaut </text:span></text:span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90">1,6 </text:span></text:span><text:span text:style-name="_5f_Caractères_5f_correction"><text:span text:style-name="T196">+ </text:span></text:span><text:span text:style-name="_5f_Caractères_5f_correction"><text:span text:style-name="T190">3,2 cm.</text:span></text:span></text:h>
        <text:h text:style-name="P110" text:outline-level="1"><text:span text:style-name="_5f_Caractères">Fig.3 :</text:span></text:h>
        <text:h text:style-name="P109" text:outline-level="1"><text:span text:style-name="_5f_Caractères_5f_correction"><text:span text:style-name="T190">Je calcule le périmètre du </text:span></text:span><text:span text:style-name="_5f_Caractères_5f_correction"><text:span text:style-name="T193">disque</text:span></text:span><text:span text:style-name="_5f_Caractères_5f_correction"><text:span text:style-name="T190"> entier :</text:span></text:span></text:h>
        <text:h text:style-name="P108" text:outline-level="1"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2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89">1,9</text:span></text:span><text:span text:style-name="_5f_Caractères_5f_correction"><text:span text:style-name="T187"> </text:span></text:span><text:span text:style-name="_5f_Caractères_5f_correction"><text:span text:style-name="T197">=</text:span></text:span><text:span text:style-name="_5f_Caractères_5f_correction"><text:span text:style-name="T187"> 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89">3,8</text:span></text:span><text:span text:style-name="_5f_Caractères_5f_correction"><text:span text:style-name="T187"> </text:span></text:span></text:h>
        <text:h text:style-name="P108" text:outline-level="1"><text:span text:style-name="_5f_Caractères_5f_correction">Je calcule le quart de </text:span><text:span text:style-name="_5f_Caractères_5f_correction"><text:span text:style-name="T190">ce périmètre</text:span></text:span><text:span text:style-name="_5f_Caractères_5f_correction"><text:span text:style-name="T187"> :</text:span></text:span></text:h>
        <text:h text:style-name="P107" text:outline-level="1"><text:span text:style-name="_5f_Caractères_5f_correction"><text:span text:style-name="T187">π </text:span></text:span><text:span text:style-name="_5f_Caractères_5f_correction"><text:span text:style-name="T163">×</text:span></text:span><text:span text:style-name="_5f_Caractères_5f_correction"><text:span text:style-name="T187"> </text:span></text:span><text:span text:style-name="_5f_Caractères_5f_correction"><text:span text:style-name="T197">(</text:span></text:span><text:span text:style-name="_5f_Caractères_5f_correction"><text:span text:style-name="T189">3,8</text:span></text:span><text:span text:style-name="_5f_Caractères_5f_correction"><text:span text:style-name="T187"> </text:span></text:span><text:span text:style-name="_5f_Caractères_5f_correction"><text:span text:style-name="T195">÷</text:span></text:span><text:span text:style-name="_5f_Caractères_5f_correction"><text:span text:style-name="T187"> </text:span></text:span><text:span text:style-name="_5f_Caractères_5f_correction"><text:span text:style-name="T194">4</text:span></text:span><text:span text:style-name="_5f_Caractères_5f_correction"><text:span text:style-name="T197">)</text:span></text:span><text:span text:style-name="_5f_Caractères_5f_correction"><text:span text:style-name="T194"> = π </text:span></text:span><text:span text:style-name="_5f_Caractères_5f_correction"><text:span text:style-name="T163">×</text:span></text:span><text:span text:style-name="_5f_Caractères_5f_correction"><text:span text:style-name="T194"> </text:span></text:span><text:span text:style-name="_5f_Caractères_5f_correction"><text:span text:style-name="T190">0,95 </text:span></text:span></text:h>
        <text:h text:style-name="P108" text:outline-level="1"><text:span text:style-name="_5f_Caractères_5f_correction"><text:span text:style-name="T196">J’additionne les deux rayons </text:span></text:span><text:span text:style-name="_5f_Caractères_5f_correction"><text:span text:style-name="T197">au résultat</text:span></text:span><text:span text:style-name="_5f_Caractères_5f_correction"><text:span text:style-name="T196"> : </text:span></text:span></text:h>
        <text:h text:style-name="P108" text:outline-level="1"><text:span text:style-name="_5f_Caractères_5f_correction"><text:span text:style-name="T194">π </text:span></text:span><text:span text:style-name="_5f_Caractères_5f_correction"><text:span text:style-name="T163">×</text:span></text:span><text:span text:style-name="_5f_Caractères_5f_correction"><text:span text:style-name="T194"> </text:span></text:span><text:span text:style-name="_5f_Caractères_5f_correction"><text:span text:style-name="T190">0,95 </text:span></text:span><text:span text:style-name="_5f_Caractères_5f_correction"><text:span text:style-name="T191">+ 1,9 + 1,9 = <text:s/></text:span></text:span><text:span text:style-name="_5f_Caractères_5f_correction"><text:span text:style-name="T194">π </text:span></text:span><text:span text:style-name="_5f_Caractères_5f_correction"><text:span text:style-name="T163">×</text:span></text:span><text:span text:style-name="_5f_Caractères_5f_correction"><text:span text:style-name="T194"> </text:span></text:span><text:span text:style-name="_5f_Caractères_5f_correction"><text:span text:style-name="T190">0,95 </text:span></text:span><text:span text:style-name="_5f_Caractères_5f_correction"><text:span text:style-name="T191">+ 3,8</text:span></text:span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_5f_Footer_20_page_20_impaire_20__28_D_29_">
      <style:text-properties fo:color="#b2b2b2" loext:opacity="100%"/>
    </style:style>
    <style:style style:name="MP5" style:family="paragraph" style:parent-style-name="_5f_Footer_20_page_20_paire_20__28_G_29_">
      <style:text-properties fo:color="#b2b2b2" loext:opacity="100%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text-properties officeooo:paragraph-rsid="010f7046"/>
    </style:style>
    <style:style style:name="MP11" style:family="paragraph" style:parent-style-name="Footer">
      <style:text-properties officeooo:paragraph-rsid="01120261"/>
    </style:style>
    <style:style style:name="MP1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6" style:family="paragraph" style:parent-style-name="Header">
      <style:paragraph-properties fo:text-align="center" style:justify-single-word="false"/>
      <style:text-properties officeooo:paragraph-rsid="00ab054e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1" style:family="paragraph" style:parent-style-name="Footer">
      <style:paragraph-properties fo:text-align="end" style:justify-single-word="false"/>
      <style:text-properties officeooo:paragraph-rsid="00d4df5c"/>
    </style:style>
    <style:style style:name="MP22" style:family="paragraph" style:parent-style-name="Footer">
      <style:paragraph-properties fo:text-align="start" style:justify-single-word="false"/>
      <style:text-properties officeooo:paragraph-rsid="00d4df5c"/>
    </style:style>
    <style:style style:name="MP23" style:family="paragraph" style:parent-style-name="_5f_Header_20_G_20_page_20_impaire_20__28_D_29_">
      <style:text-properties officeooo:paragraph-rsid="01259ec2"/>
    </style:style>
    <style:style style:name="MP24" style:family="paragraph" style:parent-style-name="_5f_Header_20_G_20_page_20_paire_20__28_G_29_">
      <style:text-properties officeooo:paragraph-rsid="00eb2abc"/>
    </style:style>
    <style:style style:name="MP25" style:family="paragraph" style:parent-style-name="_5f_Footer_20_page_20_paire_20__28_G_29_">
      <style:text-properties fo:font-size="9pt" style:font-size-asian="9pt" style:font-size-complex="9pt"/>
    </style:style>
    <style:style style:name="MP26" style:family="paragraph" style:parent-style-name="_5f_Header_20_N_20_page_20_impaire_20__28_D_29_">
      <style:paragraph-properties fo:text-align="start" style:justify-single-word="false"/>
    </style:style>
    <style:style style:name="MP27" style:family="paragraph" style:parent-style-name="Footer">
      <style:text-properties officeooo:paragraph-rsid="00d4df5c"/>
    </style:style>
    <style:style style:name="MP2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9" style:family="paragraph">
      <style:paragraph-properties fo:text-align="center"/>
    </style:style>
    <style:style style:name="MP30" style:family="paragraph">
      <loext:graphic-properties draw:fill="solid" draw:fill-color="#d7e12c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4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9" style:family="paragraph" style:parent-style-name="Footer">
      <style:text-properties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_5f_Header_20_M_20_page_20_impaire_20__28_D_29_">
      <style:text-properties fo:font-size="16pt" style:font-size-asian="16pt" style:font-size-complex="16pt"/>
    </style:style>
    <style:style style:name="MP53" style:family="paragraph" style:parent-style-name="_5f_Footer_20_page_20_impaire_20__28_D_29_">
      <style:paragraph-properties fo:text-align="start" style:justify-single-word="false"/>
    </style:style>
    <style:style style:name="MP54" style:family="paragraph" style:parent-style-name="Footer">
      <style:text-properties officeooo:paragraph-rsid="008d016c"/>
    </style:style>
    <style:style style:name="MP55" style:family="paragraph" style:parent-style-name="_5f_Header_20_N_20_page_20_impaire_20__28_D_29_">
      <style:text-properties officeooo:rsid="027aa87d" officeooo:paragraph-rsid="027aa87d"/>
    </style:style>
    <style:style style:name="MP56" style:family="paragraph" style:parent-style-name="_5f_Header_20_N_20_page_20_impaire_20__28_D_29_">
      <style:text-properties officeooo:rsid="0277791e" officeooo:paragraph-rsid="0277791e"/>
    </style:style>
    <style:style style:name="MP5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9" style:family="paragraph" style:parent-style-name="Header">
      <style:paragraph-properties fo:margin-left="0cm" fo:margin-right="0cm" fo:text-indent="0cm" style:auto-text-indent="false"/>
    </style:style>
    <style:style style:name="MP6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_5f_Header_20_G_20_page_20_paire_20__28_G_29_">
      <style:paragraph-properties fo:text-align="start" style:justify-single-word="false"/>
    </style:style>
    <style:style style:name="MP65" style:family="paragraph" style:parent-style-name="Footer">
      <style:text-properties officeooo:paragraph-rsid="030c4d7d"/>
    </style:style>
    <style:style style:name="MP66" style:family="paragraph" style:parent-style-name="_5f_Header_20_G_20_page_20_paire_20__28_G_29_">
      <style:text-properties officeooo:paragraph-rsid="0334a5be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8" style:family="paragraph" style:parent-style-name="Header">
      <style:paragraph-properties fo:text-align="start" style:justify-single-word="false"/>
      <style:text-properties officeooo:paragraph-rsid="0289fb01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71" style:family="paragraph" style:parent-style-name="Footer">
      <style:text-properties officeooo:paragraph-rsid="00a59a60"/>
    </style:style>
    <style:style style:name="MP72" style:family="paragraph" style:parent-style-name="Footer">
      <style:text-properties officeooo:paragraph-rsid="004274bc"/>
    </style:style>
    <style:style style:name="MP73" style:family="paragraph" style:parent-style-name="Header">
      <style:paragraph-properties fo:text-align="center" style:justify-single-word="false"/>
      <style:text-properties officeooo:paragraph-rsid="00c10aa6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9" style:family="paragraph" style:parent-style-name="Footer">
      <style:text-properties officeooo:paragraph-rsid="00d8520c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2" style:family="paragraph" style:parent-style-name="Footer">
      <style:text-properties officeooo:paragraph-rsid="002aa84d"/>
    </style:style>
    <style:style style:name="MP8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4" style:family="paragraph">
      <loext:graphic-properties draw:fill="solid" draw:fill-color="#7fb241"/>
    </style:style>
    <style:style style:name="MP8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3" style:family="paragraph" style:parent-style-name="_5f_Header_20_G_20_page_20_impaire_20__28_D_29_">
      <style:text-properties officeooo:paragraph-rsid="00c87b35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01f8a2d" officeooo:paragraph-rsid="00bd36bc"/>
    </style:style>
    <style:style style:name="MP10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1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rsid="011350d1" officeooo:paragraph-rsid="011350d1"/>
    </style:style>
    <style:style style:name="MP10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4" style:family="paragraph">
      <loext:graphic-properties draw:fill="solid" draw:fill-color="#1ca2b8"/>
    </style:style>
    <style:style style:name="MP105" style:family="paragraph" style:parent-style-name="Footer">
      <style:text-properties officeooo:rsid="001f8a2d" officeooo:paragraph-rsid="002b33ed"/>
    </style:style>
    <style:style style:name="MP106" style:family="paragraph" style:parent-style-name="Footer">
      <style:text-properties officeooo:rsid="0096b4e2" officeooo:paragraph-rsid="0096b4e2"/>
    </style:style>
    <style:style style:name="MP107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096b4e2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1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11" style:family="paragraph" style:parent-style-name="Footer">
      <style:text-properties officeooo:paragraph-rsid="02a682f9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4" style:family="paragraph" style:parent-style-name="Header">
      <style:paragraph-properties fo:text-align="start" style:justify-single-word="false"/>
      <style:text-properties officeooo:paragraph-rsid="02a56131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9" style:family="paragraph">
      <loext:graphic-properties draw:fill="solid" draw:fill-color="#d62e4e"/>
    </style:style>
    <style:style style:name="MP12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1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" style:family="text">
      <style:text-properties officeooo:rsid="010c4d3a"/>
    </style:style>
    <style:style style:name="MT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11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12" style:family="text">
      <style:text-properties officeooo:rsid="00b6801f"/>
    </style:style>
    <style:style style:name="MT1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14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1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19" style:family="text"/>
    <style:style style:name="MT20" style:family="text">
      <style:text-properties fo:font-size="16pt" style:font-size-asian="16pt" style:font-size-complex="16pt"/>
    </style:style>
    <style:style style:name="MT2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22" style:family="text">
      <style:text-properties officeooo:rsid="01f8729d"/>
    </style:style>
    <style:style style:name="MT23" style:family="text">
      <style:text-properties officeooo:rsid="01b6dc57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1" style:family="text">
      <style:text-properties officeooo:rsid="00b5d2d1"/>
    </style:style>
    <style:style style:name="MT32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3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7" style:family="text">
      <style:text-properties officeooo:rsid="015f088a"/>
    </style:style>
    <style:style style:name="MT38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0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4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4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45" style:family="text">
      <style:text-properties officeooo:rsid="0160d7ef"/>
    </style:style>
    <style:style style:name="MT46" style:family="text">
      <style:text-properties officeooo:rsid="02735980"/>
    </style:style>
    <style:style style:name="MT47" style:family="text">
      <style:text-properties officeooo:rsid="02757f12"/>
    </style:style>
    <style:style style:name="MT48" style:family="text">
      <style:text-properties officeooo:rsid="0272f9e5"/>
    </style:style>
    <style:style style:name="MT49" style:family="text">
      <style:text-properties officeooo:rsid="026ec296"/>
    </style:style>
    <style:style style:name="MT50" style:family="text">
      <style:text-properties officeooo:rsid="0268e0aa"/>
    </style:style>
    <style:style style:name="MT51" style:family="text">
      <style:text-properties officeooo:rsid="0072f07f"/>
    </style:style>
    <style:style style:name="MT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53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5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5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5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0" style:family="text">
      <style:text-properties officeooo:rsid="014407b5"/>
    </style:style>
    <style:style style:name="MT61" style:family="text">
      <style:text-properties fo:font-variant="small-caps" fo:color="#7fb241" loext:opacity="100%" style:font-name="Bitstream Vera Sans" fo:font-weight="bold" officeooo:rsid="00231aba"/>
    </style:style>
    <style:style style:name="MT6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6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6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6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0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7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8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8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82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83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8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8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9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1">Périmètre</text:span> : <text:span text:style-name="MT1">Calculs sur une figure</text:span></text:p>
      </style:header>
      <style:header-left>
        <text:p text:style-name="_5f_Header_20_M_20_page_20_paire_20__28_G_29_"><text:span text:style-name="MT1">Périmètre</text:span> : <text:span text:style-name="MT1">Calculs sur une figure</text:span></text:p>
      </style:header-left>
      <style:footer>
        <text:p text:style-name="MP1"><draw:frame draw:style-name="Mfr1" draw:name="Frame1551" text:anchor-type="paragraph" svg:y="-0.06cm" draw:z-index="217"><draw:text-box fo:min-height="0.499cm" fo:min-width="7.096cm"><draw:frame draw:style-name="Mfr2" draw:name="Frame1561" text:anchor-type="frame" svg:x="0.45cm" svg:y="0.079cm" svg:width="0.817cm" draw:z-index="218"><draw:text-box fo:min-height="0.355cm"><text:p text:style-name="MP2"><draw:g text:anchor-type="paragraph" draw:z-index="219" draw:name="Shape4_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MP4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220"><draw:text-box fo:min-height="0.499cm" fo:min-width="7.347cm"><draw:frame draw:style-name="Mfr2" draw:name="Frame1581" text:anchor-type="frame" svg:x="0.45cm" svg:y="0.079cm" svg:width="0.817cm" draw:z-index="221"><draw:text-box fo:min-height="0.355cm"><text:p text:style-name="MP2"><text:page-number text:select-page="current">2</text:page-number></text:p></draw:text-box></draw:frame><text:h text:style-name="MP5" text:outline-level="1">Périmètre : calculs sur une figure</text:h></draw:text-box></draw:frame><draw:g text:anchor-type="paragraph" draw:z-index="222" draw:name="Shape4_96" draw:style-name="Mgr1"><draw:path draw:style-name="Mgr2" draw:text-style-name="MP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23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">Proportionnalité et pourcentage</text:span><text:span text:style-name="MT6"> </text:span>: <text:span text:style-name="MT7">Pourcentages</text:span> </text:p>
      </style:header>
      <style:header-left>
        <text:p text:style-name="_5f_Header_20_D_20_page_20_impaire_20__28_D_29_"><text:span text:style-name="MT5">Proportionnalité et pourcentage</text:span><text:span text:style-name="MT6"> </text:span>: <text:span text:style-name="MT7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26" draw:name="Shape4_100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8">Proportionnalité et pourcentage : </text:span><text:span text:style-name="MT9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"><text:span text:style-name="MT10">Proportionnalité et pourcentages : </text:span><text:span text:style-name="MT9">pourcentages</text:span></text:p></draw:text-box></draw:frame><draw:g text:anchor-type="paragraph" draw:z-index="227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">Proportionnalité et pourcentages</text:span><text:span text:style-name="MT6"> </text:span>: <text:span text:style-name="MT5">proportionnalité</text:span> </text:p>
        <text:p text:style-name="MP12"/>
      </style:header>
      <style:header-left>
        <text:p text:style-name="Header"><text:span text:style-name="MT5">Proportionnalité et pourcentages</text:span><text:span text:style-name="MT6"> </text:span>: <text:span text:style-name="MT5">proportionnalité</text:span> </text:p>
        <text:p text:style-name="MP12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Proportionnalité et pourcentages : proportionalité</text:p></draw:text-box></draw:frame><draw:g text:anchor-type="paragraph" draw:z-index="228" draw:name="Shape4_98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: </text:p></draw:text-box></draw:frame><draw:g text:anchor-type="paragraph" draw:z-index="229" draw:name="Shape4_99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16"><text:span text:style-name="MT11">Repères du plan : Se repérer</text:span> </text:p>
      </style:header>
      <style:header-left>
        <text:p text:style-name="MP16"><text:span text:style-name="MT11">Repères du plan : Se repér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40" draw:name="Shape4_7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41" draw:name="Shape4_72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6">Utilis</text:span><text:span text:style-name="MT13">er des</text:span><text:span text:style-name="MT6"> données </text:span>: <text:span text:style-name="MT14">Organiser</text:span> </text:p>
      </style:header>
      <style:header-left>
        <text:p text:style-name="_5f_Header_20_D_20_page_20_paire_20__28_G_29_"><text:tab/> <text:span text:style-name="MT6">Utilis</text:span><text:span text:style-name="MT13">er des</text:span><text:span text:style-name="MT6"> données </text:span>: <text:span text:style-name="MT14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5">Utilis</text:span><text:span text:style-name="MT16">er</text:span><text:span text:style-name="MT15"> de</text:span><text:span text:style-name="MT16">s</text:span><text:span text:style-name="MT15"> données</text:span><text:span text:style-name="MT4"> : </text:span><text:span text:style-name="MT17">Organiser</text:span><text:span text:style-name="MT4"> </text:span></text:p></draw:text-box></draw:frame><draw:g text:anchor-type="paragraph" draw:z-index="242" draw:name="Shape4_85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5">Utilis</text:span><text:span text:style-name="MT16">er</text:span><text:span text:style-name="MT15"> de</text:span><text:span text:style-name="MT16">s</text:span><text:span text:style-name="MT15"> données</text:span><text:span text:style-name="MT4"> : </text:span><text:span text:style-name="MT17">Organiser</text:span><text:span text:style-name="MT4"> </text:span></text:p></draw:text-box></draw:frame><draw:g text:anchor-type="paragraph" draw:z-index="243" draw:name="Shape4_75" draw:style-name="Mgr1"><draw:path draw:style-name="Mgr4" draw:text-style-name="MP18" svg:width="0.855cm" svg:height="1.172cm" svg:x="-0.268cm" svg:y="-0.175cm" svg:viewBox="0 0 856 1173" svg:d="M856 1173h-856v-991c0-100 79-182 175-182h505c97 0 176 82 176 182z"><text:p/></draw:path></draw:g><draw:g text:anchor-type="paragraph" draw:z-index="244" draw:name="Shape4_7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6"><text:span text:style-name="MT11">Repères du plan : Se repérer</text:span> </text:p>
      </style:header>
      <style:header-left>
        <text:p text:style-name="MP16"><text:span text:style-name="MT11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45" draw:name="Shape4_11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46" draw:name="Shape4_66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6">Utilis</text:span><text:span text:style-name="MT13">er des</text:span><text:span text:style-name="MT6"> données </text:span>: <text:span text:style-name="MT18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20"> 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15">Utilis</text:span><text:span text:style-name="MT16">er</text:span><text:span text:style-name="MT15"> de</text:span><text:span text:style-name="MT16">s</text:span><text:span text:style-name="MT15"> données</text:span><text:span text:style-name="MT4"> : </text:span><text:span text:style-name="MT21">représenter</text:span><text:span text:style-name="MT4"> </text:span></text:p></draw:text-box></draw:frame><draw:g text:anchor-type="paragraph" draw:z-index="247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5">Utilis</text:span><text:span text:style-name="MT16">er</text:span><text:span text:style-name="MT15"> de</text:span><text:span text:style-name="MT16">s</text:span><text:span text:style-name="MT15"> données</text:span><text:span text:style-name="MT4"> : </text:span><text:span text:style-name="MT21">représenter</text:span><text:span text:style-name="MT4"> </text:span></text:p></draw:text-box></draw:frame><draw:g text:anchor-type="paragraph" draw:z-index="248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91" draw:style-name="Mgr1"><draw:path draw:style-name="Mgr4" draw:text-style-name="MP1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50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2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Résoudre des problèmes</text:p></draw:text-box></draw:frame><draw:g text:anchor-type="paragraph" draw:z-index="251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2" draw:name="Shape4_6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3">Calculer : </text:span><text:span text:style-name="MT24">Distributiv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4">Distributivité</text:span><text:span text:style-name="MT23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263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5">calculer</text:span><text:span text:style-name="MT26"> : </text:span><text:span text:style-name="MT27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4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3">Calculer : </text:span><text:span text:style-name="MT28">Critères de divisibil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8">Critères de divisibilité</text:span><text:span text:style-name="MT23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67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5">calculer</text:span><text:span text:style-name="MT26"> : </text:span><text:span text:style-name="MT29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<text:span text:style-name="MT25">calculer</text:span><text:span text:style-name="MT26"> : </text:span><text:span text:style-name="MT29">critères de divisibilité</text:span></text:p></draw:text-box></draw:frame><draw:g text:anchor-type="paragraph" draw:z-index="268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3"><text:span text:style-name="MT30">G</text:span>éométrie plane : Parallèles, perpendiculaires,<text:line-break/> distances</text:p>
      </style:header>
      <style:header-left>
        <text:p text:style-name="MP24"><text:s/><text:span text:style-name="MT30">Géométrie plane</text:span> : <text:span text:style-name="MT31">P</text:span><text:span text:style-name="MT32">arallèles, perpendiculaires,<text:line-break/> </text:span><text:span text:style-name="MT3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4">Géométrie plane : </text:span><text:span text:style-name="MT35">parallèles, perpendiculaires, </text:span><text:span text:style-name="MT36">distances</text:span></text:h></draw:text-box></draw:frame><draw:g text:anchor-type="paragraph" draw:z-index="269" draw:name="Shape4_59" draw:style-name="Mgr1"><draw:path draw:style-name="Mgr5" draw:text-style-name="MP1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25" text:outline-level="1"><text:span text:style-name="MT37">G</text:span>éométrie plane : Parallèles, perpendiculaires, distances</text:h></draw:text-box></draw:frame><draw:g text:anchor-type="paragraph" draw:z-index="270" draw:name="Shape4_62" draw:style-name="Mgr1"><draw:path draw:style-name="Mgr5" draw:text-style-name="MP1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3">Calculer : </text:span><text:span text:style-name="MT38">Diviser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8">Diviser</text:span><text:span text:style-name="MT23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271" draw:name="Shape4_5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5">calculer</text:span><text:span text:style-name="MT26"> : </text:span><text:span text:style-name="MT39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<text:span text:style-name="MT25">calculer</text:span><text:span text:style-name="MT26"> : </text:span><text:span text:style-name="MT39">diviser</text:span></text:p></draw:text-box></draw:frame><draw:g text:anchor-type="paragraph" draw:z-index="272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3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6">Calculer : <text:span text:style-name="MT40">Multiplier</text:span> </text:p>
      </style:header>
      <style:header-left>
        <text:p text:style-name="MP26">Calculer : <text:span text:style-name="MT40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draw:g text:anchor-type="paragraph" draw:z-index="276" draw:name="Shape4_5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5">calculer</text:span><text:span text:style-name="MT26"> : </text:span><text:span text:style-name="MT41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<text:span text:style-name="MT25">calculer</text:span><text:span text:style-name="MT26"> : </text:span><text:span text:style-name="MT41">Multiplier</text:span></text:p></draw:text-box></draw:frame><draw:g text:anchor-type="paragraph" draw:z-index="277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8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2"><draw:g text:anchor-type="paragraph" draw:z-index="281" draw:name="Shape4_4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25">calculer</text:span><text:span text:style-name="MT26"> : </text:span><text:span text:style-name="MT25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2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26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8"><draw:line text:anchor-type="paragraph" draw:z-index="285" draw:name="Shape3_12" draw:style-name="Mgr6" draw:text-style-name="MP29" svg:x1="10.308cm" svg:y1="0.388cm" svg:x2="20.496cm" svg:y2="0.36cm"><text:p/></draw:line><draw:path text:anchor-type="paragraph" draw:z-index="286" draw:name="Shape1_12" draw:style-name="Mgr7" draw:text-style-name="MP30" svg:width="4.329cm" svg:height="2.238cm" svg:x="-1.5cm" svg:y="-1.001cm" svg:viewBox="0 0 4330 2239" svg:d="M0 2239l3984-288c209-15 363-167 345-342l-170-1609h-4159z"><text:p/></draw:path><text:span text:style-name="MT42">Fractions</text:span><text:span text:style-name="MT43"> : </text:span><text:span text:style-name="MT44">Problèmes</text:span><text:span text:style-name="MT43"> </text:span></text:p>
      </style:header>
      <style:header-left>
        <text:p text:style-name="MP28"><draw:line text:anchor-type="paragraph" draw:z-index="288" draw:name="Shape3_27" draw:style-name="Mgr6" draw:text-style-name="MP29" svg:x1="10.308cm" svg:y1="0.388cm" svg:x2="20.496cm" svg:y2="0.36cm"><text:p/></draw:line><draw:path text:anchor-type="paragraph" draw:z-index="289" draw:name="Shape1_13" draw:style-name="Mgr7" draw:text-style-name="MP30" svg:width="4.329cm" svg:height="2.238cm" svg:x="-1.5cm" svg:y="-1.001cm" svg:viewBox="0 0 4330 2239" svg:d="M0 2239l3984-288c209-15 363-167 345-342l-170-1609h-4159z"><text:p/></draw:path><text:span text:style-name="MT42">Fractions</text:span><text:span text:style-name="MT43"> : </text:span><text:span text:style-name="MT44">Problèmes</text:span><text:span text:style-name="MT43"> </text:span></text:p>
      </style:header-left>
      <style:footer>
        <text:p text:style-name="MP1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87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3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2"><draw:path text:anchor-type="paragraph" draw:z-index="296" draw:name="Shape1_1" draw:style-name="Mgr7" draw:text-style-name="MP30" svg:width="4.329cm" svg:height="2.238cm" svg:x="-1.5cm" svg:y="-7.401cm" svg:viewBox="0 0 4330 2239" svg:d="M0 2239l3984-288c209-15 363-167 345-342l-170-1609h-4159z"><text:p/></draw:path><draw:line text:anchor-type="paragraph" draw:z-index="297" draw:name="Shape3_2" draw:style-name="Mgr6" draw:text-style-name="MP29" svg:x1="10.37cm" svg:y1="0.365cm" svg:x2="20.496cm" svg:y2="0.36cm"><text:p/></draw:line><text:span text:style-name="MT46">Fractions</text:span> : <text:span text:style-name="MT46">Opérations</text:span> </text:p>
      </style:header>
      <style:header-left>
        <text:p text:style-name="MP32"><draw:path text:anchor-type="paragraph" draw:z-index="299" draw:name="Shape1_8" draw:style-name="Mgr7" draw:text-style-name="MP30" svg:width="4.329cm" svg:height="2.238cm" svg:x="-1.5cm" svg:y="-7.401cm" svg:viewBox="0 0 4330 2239" svg:d="M0 2239l3984-288c209-15 363-167 345-342l-170-1609h-4159z"><text:p/></draw:path><draw:line text:anchor-type="paragraph" draw:z-index="300" draw:name="Shape3_26" draw:style-name="Mgr6" draw:text-style-name="MP29" svg:x1="10.37cm" svg:y1="0.365cm" svg:x2="20.496cm" svg:y2="0.36cm"><text:p/></draw:line><text:span text:style-name="MT46">Fractions</text:span> : <text:span text:style-name="MT46">Opérations</text:span> </text:p>
      </style:header-left>
      <style:footer>
        <text:p text:style-name="MP1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98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5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1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2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4"><draw:line text:anchor-type="paragraph" draw:z-index="304" draw:name="Shape3_9" draw:style-name="Mgr6" draw:text-style-name="MP29" svg:x1="17.736cm" svg:y1="0.376cm" svg:x2="20.496cm" svg:y2="0.36cm"><text:p/></draw:line><text:span text:style-name="MT47">Fractions</text:span> : <text:span text:style-name="MT47">Fractions, décimaux et comparaison</text:span></text:p>
      </style:header>
      <style:header-left>
        <text:p text:style-name="MP34"><draw:line text:anchor-type="paragraph" draw:z-index="306" draw:name="Shape3_25" draw:style-name="Mgr6" draw:text-style-name="MP29" svg:x1="17.736cm" svg:y1="0.376cm" svg:x2="20.496cm" svg:y2="0.36cm"><text:p/></draw:line><text:span text:style-name="MT47">Fractions</text:span> : <text:span text:style-name="MT47">Fractions, décimaux et comparaison</text:span></text:p>
      </style:header-left>
      <style:footer>
        <text:p text:style-name="MP1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05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5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7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36"><draw:line text:anchor-type="paragraph" draw:z-index="310" draw:name="Shape3_24" draw:style-name="Mgr6" draw:text-style-name="MP29" svg:x1="11.52cm" svg:y1="0.376cm" svg:x2="20.496cm" svg:y2="0.36cm"><text:p/></draw:line><text:span text:style-name="MT48">Fractions</text:span> : <text:span text:style-name="MT48">Droite graduée</text:span></text:p>
      </style:header>
      <style:header-left>
        <text:p text:style-name="MP36"><draw:line text:anchor-type="paragraph" draw:z-index="312" draw:name="Shape3_28" draw:style-name="Mgr6" draw:text-style-name="MP29" svg:x1="11.52cm" svg:y1="0.376cm" svg:x2="20.496cm" svg:y2="0.36cm"><text:p/></draw:line><text:span text:style-name="MT48">Fractions</text:span> : <text:span text:style-name="MT48">Droite graduée</text:span></text:p>
      </style:header-left>
      <style:footer>
        <text:p text:style-name="MP1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11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5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3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38"><draw:path text:anchor-type="paragraph" draw:z-index="316" draw:name="Shape1_7" draw:style-name="Mgr7" draw:text-style-name="MP30" svg:width="4.329cm" svg:height="2.238cm" svg:x="-1.8cm" svg:y="-8.982cm" svg:viewBox="0 0 4330 2239" svg:d="M0 2239l3984-288c209-15 363-167 345-342l-170-1609h-4159z"><text:p/></draw:path><draw:line text:anchor-type="paragraph" draw:z-index="317" draw:name="Shape3_7" draw:style-name="Mgr6" draw:text-style-name="MP29" svg:x1="12.876cm" svg:y1="0.392cm" svg:x2="20.496cm" svg:y2="0.36cm"><text:p/></draw:line><text:span text:style-name="MT49">Fractions</text:span> : <text:span text:style-name="MT49">Vocabulaire et sens</text:span></text:p>
      </style:header>
      <style:header-left>
        <text:p text:style-name="MP38"><draw:path text:anchor-type="paragraph" draw:z-index="319" draw:name="Shape1_14" draw:style-name="Mgr7" draw:text-style-name="MP30" svg:width="4.329cm" svg:height="2.238cm" svg:x="-1.8cm" svg:y="-8.982cm" svg:viewBox="0 0 4330 2239" svg:d="M0 2239l3984-288c209-15 363-167 345-342l-170-1609h-4159z"><text:p/></draw:path><draw:line text:anchor-type="paragraph" draw:z-index="320" draw:name="Shape3_8" draw:style-name="Mgr6" draw:text-style-name="MP29" svg:x1="12.876cm" svg:y1="0.392cm" svg:x2="20.496cm" svg:y2="0.36cm"><text:p/></draw:line><text:span text:style-name="MT49">Fractions</text:span> : <text:span text:style-name="MT49">Vocabulaire et sens</text:span></text:p>
      </style:header-left>
      <style:footer>
        <text:p text:style-name="MP1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318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45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1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2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0"><draw:path text:anchor-type="paragraph" draw:z-index="324" draw:name="Shape1_10" draw:style-name="Mgr7" draw:text-style-name="MP30" svg:width="4.329cm" svg:height="2.238cm" svg:x="-1.8cm" svg:y="-8.982cm" svg:viewBox="0 0 4330 2239" svg:d="M0 2239l3984-288c209-15 363-167 345-342l-170-1609h-4159z"><text:p/></draw:path><draw:line text:anchor-type="paragraph" draw:z-index="325" draw:name="Shape3_10" draw:style-name="Mgr6" draw:text-style-name="MP29" svg:x1="15.337cm" svg:y1="0.36cm" svg:x2="20.496cm" svg:y2="0.36cm"><text:p/></draw:line><text:span text:style-name="MT50">Fractions</text:span> : <text:span text:style-name="MT50">Représentation géométrique</text:span></text:p>
      </style:header>
      <style:header-left>
        <text:p text:style-name="MP40"><draw:path text:anchor-type="paragraph" draw:z-index="326" draw:name="Shape1_15" draw:style-name="Mgr7" draw:text-style-name="MP30" svg:width="4.329cm" svg:height="2.238cm" svg:x="-1.8cm" svg:y="-8.982cm" svg:viewBox="0 0 4330 2239" svg:d="M0 2239l3984-288c209-15 363-167 345-342l-170-1609h-4159z"><text:p/></draw:path><draw:line text:anchor-type="paragraph" draw:z-index="327" draw:name="Shape3_14" draw:style-name="Mgr6" draw:text-style-name="MP29" svg:x1="15.337cm" svg:y1="0.36cm" svg:x2="20.496cm" svg:y2="0.36cm"><text:p/></draw:line><text:span text:style-name="MT50">Fractions</text:span> : <text:span text:style-name="MT50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45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8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2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2"><draw:line text:anchor-type="paragraph" draw:z-index="331" draw:name="Shape3_15" draw:style-name="Mgr6" draw:text-style-name="MP29" svg:x1="18.701cm" svg:y1="0.36cm" svg:x2="20.497cm" svg:y2="0.36cm"><text:p/></draw:line><text:span text:style-name="MT51">Nombres entiers et décimaux</text:span> : <text:span text:style-name="MT51">Comparer, encadrer</text:span></text:p>
      </style:header>
      <style:header-left>
        <text:p text:style-name="MP42"><draw:line text:anchor-type="paragraph" draw:z-index="333" draw:name="Shape3_40" draw:style-name="Mgr6" draw:text-style-name="MP29" svg:x1="18.701cm" svg:y1="0.36cm" svg:x2="20.497cm" svg:y2="0.36cm"><text:p/></draw:line><text:span text:style-name="MT51">Nombres entiers et décimaux</text:span> : <text:span text:style-name="MT51">Comparer, encadrer</text:span></text:p>
      </style:header-left>
      <style:footer>
        <text:p text:style-name="MP1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32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45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4" draw:name="Shape4_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4"><draw:line text:anchor-type="paragraph" draw:z-index="337" draw:name="Shape3_4" draw:style-name="Mgr6" draw:text-style-name="MP29" svg:x1="6.842cm" svg:y1="0.431cm" svg:x2="20.496cm" svg:y2="0.36cm"><text:p/></draw:line>Numération</text:p>
      </style:header>
      <style:header-left>
        <text:p text:style-name="MP45"><draw:g text:anchor-type="paragraph" draw:z-index="339" draw:name="Shape4_8" draw:style-name="Mgr8"><draw:path draw:style-name="Mgr3" draw:text-style-name="MP8" svg:width="0.855cm" svg:height="1.172cm" svg:x="18.321cm" svg:y="27.525cm" svg:viewBox="0 0 856 1173" svg:d="M856 1173h-856v-991c0-100 79-182 175-182h505c97 0 176 82 176 182z"><text:p/></draw:path></draw:g><draw:line text:anchor-type="paragraph" draw:z-index="340" draw:name="Shape3_11" draw:style-name="Mgr6" draw:text-style-name="MP29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45">N</text:span>ombres entiers et décimaux : numération</text:p></draw:text-box></draw:frame><draw:g text:anchor-type="paragraph" draw:z-index="338" draw:name="Shape4_42" draw:style-name="Mgr1"><draw:path draw:style-name="Mgr3" draw:text-style-name="MP8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46" text:outline-level="1"><draw:frame draw:style-name="Mfr3" draw:name="Frame42" text:anchor-type="paragraph" svg:x="10.091cm" svg:y="0.009cm" draw:z-index="0"><draw:text-box fo:min-height="0.499cm" fo:min-width="7.096cm"><text:p text:style-name="MP47"><text:span text:style-name="MT45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1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2" draw:name="Shape4_1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48"><draw:line text:anchor-type="paragraph" draw:z-index="344" draw:name="Shape3_5" draw:style-name="Mgr6" draw:text-style-name="MP29" svg:x1="17.597cm" svg:y1="0.383cm" svg:x2="19.595cm" svg:y2="0.383cm"><text:p/></draw:line><text:span text:style-name="MT43">Nombres entiers et décimaux : </text:span><text:span text:style-name="Character_5f_20_5f_style"><text:span text:style-name="MT52">×</text:span></text:span><text:span text:style-name="MT53"> 10, 100, 1000</text:span></text:p>
      </style:header>
      <style:header-left>
        <text:p text:style-name="MP48"><draw:line text:anchor-type="paragraph" draw:z-index="345" draw:name="Shape3_6" draw:style-name="Mgr6" draw:text-style-name="MP29" svg:x1="17.597cm" svg:y1="0.383cm" svg:x2="19.595cm" svg:y2="0.383cm"><text:p/></draw:line><text:span text:style-name="MT43">Nombres entiers et décimaux : </text:span><text:span text:style-name="Character_5f_20_5f_style"><text:span text:style-name="MT52">×</text:span></text:span><text:span text:style-name="MT53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25">N</text:span><text:span text:style-name="MT54">ombres entiers et décimaux : </text:span><text:span text:style-name="Character_5f_20_5f_style"><text:span text:style-name="MT52">×</text:span></text:span><text:span text:style-name="MT55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6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9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50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48"><draw:line text:anchor-type="paragraph" draw:z-index="352" draw:name="Shape3_22" draw:style-name="Mgr6" draw:text-style-name="MP29" svg:x1="17.999cm" svg:y1="0.36cm" svg:x2="20.497cm" svg:y2="0.36cm"><text:p/></draw:line><text:span text:style-name="MT43">Nombres entiers et décimaux : </text:span><text:span text:style-name="MT56">La droite graduée</text:span></text:p>
      </style:header>
      <style:header-left>
        <text:p text:style-name="MP48"><draw:line text:anchor-type="paragraph" draw:z-index="354" draw:name="Shape3_37" draw:style-name="Mgr6" draw:text-style-name="MP29" svg:x1="17.999cm" svg:y1="0.36cm" svg:x2="20.497cm" svg:y2="0.36cm"><text:p/></draw:line><text:span text:style-name="MT43">Nombres entiers et décimaux : </text:span><text:span text:style-name="MT56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53" draw:name="Shape4_1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25">N</text:span><text:span text:style-name="MT54">ombres entiers et décimaux : </text:span><text:span text:style-name="MT57">la droite graduée</text:span></text:p></draw:text-box></draw:frame></text:p>
      </style:footer>
      <style:footer-left>
        <text:p text:style-name="MP1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55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25">N</text:span><text:span text:style-name="MT54">ombres entiers et décimaux : </text:span><text:span text:style-name="MT57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5" draw:name="Shape4_6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6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3">Calculer : </text:span><text:span text:style-name="MT58">Priorités opératoires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58">Priorités opératoires</text:span><text:span text:style-name="MT23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58" draw:name="Shape4_6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5">calculer</text:span><text:span text:style-name="MT26"> : </text:span><text:span text:style-name="MT59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<text:span text:style-name="MT25">calculer</text:span><text:span text:style-name="MT26"> : </text:span><text:span text:style-name="MT59">priorités opératoires</text:span></text:p></draw:text-box></draw:frame><draw:g text:anchor-type="paragraph" draw:z-index="259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60">P</text:span>roportionnalité </text:p>
      </style:header>
      <style:header-left>
        <text:p text:style-name="_5f_Header_20_D_20_page_20_paire_20__28_G_29_"><text:span text:style-name="MT5"><text:tab/>Proportionnalité et pourcentage</text:span><text:span text:style-name="MT6"> </text:span>: <text:span text:style-name="MT5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30" draw:name="Shape4_73" draw:style-name="Mgr1"><draw:path draw:style-name="Mgr4" draw:text-style-name="MP1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31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">Proportionnalité et pourcentages</text:span><text:span text:style-name="MT6"> </text:span>: <text:span text:style-name="MT5">proportionnalité</text:span> </text:p>
        <text:p text:style-name="MP12"/>
      </style:header>
      <style:header-left>
        <text:p text:style-name="Header"><text:span text:style-name="MT5">Proportionnalité et pourcentages</text:span><text:span text:style-name="MT6"> </text:span>: <text:span text:style-name="MT5">proportionnalité</text:span> </text:p>
        <text:p text:style-name="MP12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Proportionnalité et pourcentages : proportionalité</text:p></draw:text-box></draw:frame><draw:g text:anchor-type="paragraph" draw:z-index="232" draw:name="Shape4_86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: </text:p></draw:text-box></draw:frame><draw:g text:anchor-type="paragraph" draw:z-index="233" draw:name="Shape4_87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MP52"><draw:line text:anchor-type="paragraph" draw:z-index="237" draw:name="Shape3_3" draw:style-name="Mgr9" draw:text-style-name="MP29" svg:x1="12.104cm" svg:y1="0.392cm" svg:x2="20.497cm" svg:y2="0.36cm"><text:p/></draw:line><text:span text:style-name="MT61">P</text:span>érimètre : Coder et calculer</text:p>
      </style:header>
      <style:header-left>
        <text:p text:style-name="_5f_Header_20_M_20_page_20_impaire_20__28_D_29_"><draw:line text:anchor-type="paragraph" draw:z-index="239" draw:name="Shape3_18" draw:style-name="Mgr9" draw:text-style-name="MP29" svg:x1="11.292cm" svg:y1="0.381cm" svg:x2="20.496cm" svg:y2="0.36cm"><text:p/></draw:line><text:span text:style-name="MT1">Périmètre</text:span> : <text:span text:style-name="MT62">Coder et calculer</text:span></text:p>
      </style:header-left>
      <style:footer>
        <text:h text:style-name="_5f_Footer_20_page_20_paire_20__28_G_29_" text:outline-level="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3" text:outline-level="1"><text:span text:style-name="MT63">Périmètre : </text:span><text:span text:style-name="MT64">coder et calculer</text:span></text:h></draw:text-box></draw:frame><draw:g text:anchor-type="paragraph" draw:z-index="238" draw:name="Shape4_15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h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4" draw:name="Shape4_10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14" draw:name="Shape4_11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5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11" draw:name="Shape3_20" draw:style-name="Mgr9" draw:text-style-name="MP29" svg:x1="12.45cm" svg:y1="0.362cm" svg:x2="20.497cm" svg:y2="0.36cm"><text:p/></draw:line><text:span text:style-name="MT1">Périmètre</text:span> : <text:span text:style-name="MT65">Mesurer, reporter</text:span></text:p>
      </style:header>
      <style:header-left>
        <text:p text:style-name="_5f_Header_20_M_20_page_20_impaire_20__28_D_29_"><draw:line text:anchor-type="paragraph" draw:z-index="213" draw:name="Shape3_39" draw:style-name="Mgr9" draw:text-style-name="MP29" svg:x1="12.45cm" svg:y1="0.362cm" svg:x2="20.497cm" svg:y2="0.36cm"><text:p/></draw:line><text:span text:style-name="MT1">Périmètre</text:span> : <text:span text:style-name="MT65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12" draw:name="Shape4_11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63">Périmètre : </text:span><text:span text:style-name="MT66">mesurer, reporter</text:span></text:p></draw:text-box></draw:frame></text:p>
      </style:footer>
    </style:master-page>
    <style:master-page style:name="_35__5f_7_5f_SERIE_5f_N_5f_GAUCHE_5f_ET_5f_DROITE_5f_2COL" style:display-name="5_7_SERIE_N_GAUCHE_ET_DROITE_2COL" style:page-layout-name="Mpm14">
      <style:header>
        <text:p text:style-name="MP5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68">Volume</text:span><text:span text:style-name="MT4"> </text:span></text:p></draw:text-box></draw:frame><draw:g text:anchor-type="paragraph" draw:z-index="199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6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7">Conversions d’unités : longueurs</text:p></draw:text-box></draw:frame><draw:g text:anchor-type="paragraph" draw:z-index="196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97" draw:name="Shape4_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Conversions d’unités : longueurs</text:p></draw:text-box></draw:frame><draw:g text:anchor-type="paragraph" draw:z-index="198" draw:name="Shape4_126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9">Conversions d’unités : longueurs</text:span></text:p>
      </style:header>
      <style:header-left>
        <text:p text:style-name="_5f_Header_20_N_20_page_20_impaire_20__28_D_29_"><text:s/><text:span text:style-name="MT69">Conversions d’unités : longueurs</text:span></text:p>
      </style:header-left>
      <style:footer>
        <text:p text:style-name="MP6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longueurs</text:span><text:span text:style-name="MT4"> </text:span></text:p></draw:text-box></draw:frame><draw:g text:anchor-type="paragraph" draw:z-index="193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4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8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9" draw:name="Shape4_2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05" draw:name="Shape3_16" draw:style-name="Mgr9" draw:text-style-name="MP29" svg:x1="12.726cm" svg:y1="0.399cm" svg:x2="20.496cm" svg:y2="0.36cm"><text:p/></draw:line><text:span text:style-name="MT1">Périmètre</text:span> : <text:span text:style-name="MT70">Périmètres et unités</text:span></text:p>
      </style:header>
      <style:header-left>
        <text:p text:style-name="MP59"><draw:line text:anchor-type="paragraph" draw:z-index="207" draw:name="Shape3_17" draw:style-name="Mgr9" draw:text-style-name="MP29" svg:x1="16.083cm" svg:y1="0.383cm" svg:x2="20.496cm" svg:y2="0.36cm"><text:p/></draw:line><text:span text:style-name="MT1">Périmètre</text:span> : <text:span text:style-name="MT70">Périmètres et unités</text:span></text:p>
      </style:header-left>
      <style:footer>
        <text:p text:style-name="MP1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06" draw:name="Shape4_1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3">Périmètre <text:s/>: </text:span><text:span text:style-name="MT71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2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60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00" draw:name="Shape4_10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63">Périmètre : </text:span><text:span text:style-name="MT72">Problèmes</text:span></text:p></draw:text-box></draw:frame></text:p>
      </style:footer>
      <style:footer-left>
        <text:p text:style-name="MP60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63">Périmètre : </text:span><text:span text:style-name="MT72">Problèmes</text:span></text:p></draw:text-box></draw:frame><draw:g text:anchor-type="paragraph" draw:z-index="201" draw:name="Shape4_1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9">Conversions d’unités : </text:span><text:span text:style-name="MT73">masses</text:span></text:p>
      </style:header>
      <style:header-left>
        <text:p text:style-name="_5f_Header_20_N_20_page_20_impaire_20__28_D_29_"><text:s/><text:span text:style-name="MT69">Conversions d’unités : </text:span><text:span text:style-name="MT73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74">masses</text:span><text:span text:style-name="MT4"> </text:span></text:p></draw:text-box></draw:frame><draw:g text:anchor-type="paragraph" draw:z-index="190" draw:name="Shape4_9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3"><text:s/></text:span><text:span text:style-name="MT69">Conversions d’unités : </text:span><text:span text:style-name="MT73">masses</text:span></text:p>
      </style:header>
      <style:header-left>
        <text:p text:style-name="_5f_Header_20_N_20_page_20_impaire_20__28_D_29_"><text:span text:style-name="MT73"><text:s/></text:span><text:span text:style-name="MT69">Conversions d’unités : </text:span><text:span text:style-name="MT73">masses</text:span></text:p>
      </style:header-left>
      <style:footer>
        <text:p text:style-name="MP6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75">Masses</text:span><text:span text:style-name="MT4"> </text:span></text:p></draw:text-box></draw:frame><draw:g text:anchor-type="paragraph" draw:z-index="187" draw:name="Shape4_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88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89" draw:name="Shape4_12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76">Conversions d’unités : </text:span><text:span text:style-name="MT7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9">Conversions d’unités : </text:span><text:span text:style-name="MT78">Capacités</text:span></text:p>
      </style:header>
      <style:header-left>
        <text:p text:style-name="Header"><text:s/><text:span text:style-name="MT69">Conversions d’unités : </text:span><text:span text:style-name="MT78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79">capacités</text:span><text:span text:style-name="MT4"> </text:span></text:p></draw:text-box></draw:frame><draw:g text:anchor-type="paragraph" draw:z-index="184" draw:name="Shape4_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5" draw:name="Shape4_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80">Conversions d’unités : </text:span><text:span text:style-name="MT78">Capacités</text:span></text:p>
      </style:header>
      <style:header-left>
        <text:p text:style-name="_5f_Header_20_N_20_page_20_impaire_20__28_D_29_"><text:span text:style-name="MT80">Conversions d’unités : </text:span><text:span text:style-name="MT7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81">Capacités</text:span><text:span text:style-name="MT4"> </text:span></text:p></draw:text-box></draw:frame><draw:g text:anchor-type="paragraph" draw:z-index="183" draw:name="Shape4_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9">Conversions d’unités : </text:span><text:span text:style-name="MT82">Temps et d</text:span><text:span text:style-name="MT83">urées</text:span></text:p>
      </style:header>
      <style:header-left>
        <text:p text:style-name="Header"><text:s/><text:span text:style-name="MT69">Conversions d’unités : </text:span><text:span text:style-name="MT82">Temps et d</text:span><text:span text:style-name="MT83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84">temps et </text:span><text:span text:style-name="MT85">durées</text:span><text:span text:style-name="MT4"> </text:span></text:p></draw:text-box></draw:frame><draw:g text:anchor-type="paragraph" draw:z-index="180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13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80">Conversions d’unités : </text:span><text:span text:style-name="MT82">Temps et d</text:span><text:span text:style-name="MT83">urées</text:span></text:p>
      </style:header>
      <style:header-left>
        <text:p text:style-name="_5f_Header_20_N_20_page_20_impaire_20__28_D_29_"><text:span text:style-name="MT80">Conversions d’unités : </text:span><text:span text:style-name="MT82">Temps et d</text:span><text:span text:style-name="MT83">urées</text:span></text:p>
      </style:header-left>
      <style:footer>
        <text:p text:style-name="MP1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84">temps et </text:span><text:span text:style-name="MT85">durées</text:span><text:span text:style-name="MT4"> </text:span></text:p></draw:text-box></draw:frame><draw:g text:anchor-type="paragraph" draw:z-index="178" draw:name="Shape4_13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79" draw:name="Shape4_13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76">Conversions d’unités : </text:span><text:span text:style-name="MT84">temps et </text:span><text:span text:style-name="MT8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9">Conversions d’unités : </text:span><text:span text:style-name="MT86">Temps et durées</text:span></text:p>
      </style:header>
      <style:header-left>
        <text:p text:style-name="_5f_Header_20_N_20_page_20_impaire_20__28_D_29_"><text:s/><text:span text:style-name="MT69">Conversions d’unités : </text:span><text:span text:style-name="MT86">Temps et durées</text:span></text:p>
      </style:header-left>
      <style:footer>
        <text:p text:style-name="MP6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87">Temps et </text:span><text:span text:style-name="MT88">Durée</text:span><text:span text:style-name="MT4"> </text:span></text:p></draw:text-box></draw:frame><draw:g text:anchor-type="paragraph" draw:z-index="175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80">Conversions d’unités : </text:span><text:span text:style-name="MT89">Vitesse</text:span></text:p>
      </style:header>
      <style:header-left>
        <text:p text:style-name="_5f_Header_20_N_20_page_20_impaire_20__28_D_29_"><text:span text:style-name="MT80">Conversions d’unités : </text:span><text:span text:style-name="MT8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90">vitesse</text:span><text:span text:style-name="MT4"> </text:span></text:p></draw:text-box></draw:frame><draw:g text:anchor-type="paragraph" draw:z-index="173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74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76">Conversions d’unités : </text:span><text:span text:style-name="MT9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9">Conversions d’unités : </text:span><text:span text:style-name="MT91">Aires</text:span></text:p>
      </style:header>
      <style:header-left>
        <text:p text:style-name="Header"><text:s/><text:span text:style-name="MT69">Conversions d’unités : </text:span><text:span text:style-name="MT91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92">aires</text:span></text:p></draw:text-box></draw:frame><draw:g text:anchor-type="paragraph" draw:z-index="170" draw:name="Shape4_1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4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80">Conversions d’unités : </text:span><text:span text:style-name="MT91">Aires</text:span></text:p>
      </style:header>
      <style:header-left>
        <text:p text:style-name="_5f_Header_20_N_20_page_20_paire_20__28_G_29_"><text:span text:style-name="MT80">Conversions d’unités : </text:span><text:span text:style-name="MT91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67">Conversions d’unités : </text:span><text:span text:style-name="MT92">Aires</text:span></text:h></draw:text-box></draw:frame><draw:g text:anchor-type="paragraph" draw:z-index="169" draw:name="Shape4_25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9">Conversions d’unités : </text:span><text:span text:style-name="MT93">Problèmes</text:span></text:p>
      </style:header>
      <style:header-left>
        <text:p text:style-name="_5f_Header_20_N_20_page_20_paire_20__28_G_29_"><text:s/><text:span text:style-name="MT69">Conversions d’unités : </text:span><text:span text:style-name="MT93">Problèmes</text:span></text:p>
      </style:header-left>
      <style:footer>
        <text:p text:style-name="MP6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94">problèmes</text:span></text:p></draw:text-box></draw:frame><draw:g text:anchor-type="paragraph" draw:z-index="167" draw:name="Shape4_15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95">Conversions d’unités </text:span><text:span text:style-name="MT4">: </text:span><text:span text:style-name="MT95">problèmes</text:span></text:p></draw:text-box></draw:frame><draw:g text:anchor-type="paragraph" draw:z-index="168" draw:name="Shape4_177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80">Conversions d’unités : </text:span><text:span text:style-name="MT93">Problèmes</text:span></text:p>
      </style:header>
      <style:header-left>
        <text:p text:style-name="MP63"><text:span text:style-name="MT80">Conversions d’unités : </text:span><text:span text:style-name="MT93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7">Conversions d’unités : </text:span><text:span text:style-name="MT94">problèmes</text:span></text:p></draw:text-box></draw:frame><draw:g text:anchor-type="paragraph" draw:z-index="165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2"><text:span text:style-name="MT76">Conversions d’unités : </text:span><text:span text:style-name="MT94">problèmes</text:span></text:p></draw:text-box></draw:frame><draw:g text:anchor-type="paragraph" draw:z-index="166" draw:name="Shape4_148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0" draw:name="Shape4_11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11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65" draw:name="Shape3_19" draw:style-name="Mgr10" draw:text-style-name="MP29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64"><draw:line text:anchor-type="paragraph" draw:z-index="366" draw:name="Shape3_29" draw:style-name="Mgr10" draw:text-style-name="MP29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9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6"><draw:line text:anchor-type="paragraph" draw:z-index="367" draw:name="Shape3_33" draw:style-name="Mgr10" draw:text-style-name="MP29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03">Angles</text:span><text:span text:style-name="MT4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71" draw:name="Shape3_35" draw:style-name="Mgr10" draw:text-style-name="MP29" svg:x1="11.344cm" svg:y1="0.358cm" svg:x2="20.497cm" svg:y2="0.36cm"><text:p/></draw:line><text:span text:style-name="MT104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68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69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0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64" draw:name="Shape3_30" draw:style-name="Mgr10" draw:text-style-name="MP29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63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06">Angles </text:span><text:span text:style-name="MT4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1" draw:name="Shape3_31" draw:style-name="Mgr10" draw:text-style-name="MP29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2" draw:name="Shape3_32" draw:style-name="Mgr10" draw:text-style-name="MP29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9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58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59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0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6" draw:name="Shape3_34" draw:style-name="Mgr10" draw:text-style-name="MP29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57" draw:name="Shape3_36" draw:style-name="Mgr10" draw:text-style-name="MP29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9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8"><draw:path text:anchor-type="paragraph" draw:z-index="290" draw:name="Shape1_5" draw:style-name="Mgr7" draw:text-style-name="MP30" svg:width="4.329cm" svg:height="2.238cm" svg:x="-1.5cm" svg:y="-1.001cm" svg:viewBox="0 0 4330 2239" svg:d="M0 2239l3984-288c209-15 363-167 345-342l-170-1609h-4159z"><text:p/></draw:path><draw:line text:anchor-type="paragraph" draw:z-index="291" draw:name="Shape3_21" draw:style-name="Mgr6" draw:text-style-name="MP29" svg:x1="10.308cm" svg:y1="0.388cm" svg:x2="20.496cm" svg:y2="0.36cm"><text:p/></draw:line><text:span text:style-name="MT42">Fractions</text:span><text:span text:style-name="MT43"> : </text:span><text:span text:style-name="MT44">Problèmes</text:span><text:span text:style-name="MT43"> </text:span></text:p>
      </style:header>
      <style:footer>
        <text:p text:style-name="MP1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292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F</text:span>ractions : Problèmes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62" draw:name="Shape4_14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9"><text:span text:style-name="MT113"><text:s text:c="15"/>A</text:span>ires : Aire et unité</text:p>
      </style:header>
      <style:header-left>
        <text:p text:style-name="MP69"><text:span text:style-name="MT113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61" draw:name="Shape4_15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30">Géométrie plane, </text:span><text:span text:style-name="MT114">partie 1</text:span> : <text:span text:style-name="MT115">Assembler et décomposer</text:span></text:p>
      </style:header>
      <style:footer>
        <text:p text:style-name="MP1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59" draw:name="Shape4_216" draw:style-name="Mgr1"><draw:path draw:style-name="Mgr5" draw:text-style-name="MP1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160" draw:name="Shape4_217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, </text:span><text:span text:style-name="MT117">partie 1</text:span><text:span text:style-name="MT34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3"><text:span text:style-name="MT119">Géométrie plane</text:span><text:span text:style-name="MT120"> : </text:span><text:span text:style-name="MT121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4">Géométrie plane : </text:span><text:span text:style-name="MT122">vocabulaire</text:span></text:p></draw:text-box></draw:frame><draw:g text:anchor-type="paragraph" draw:z-index="157" draw:name="Shape4_213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4">Géométrie plane : </text:span><text:span text:style-name="MT122">vocabulaire</text:span></text:p></draw:text-box></draw:frame><draw:g text:anchor-type="paragraph" draw:z-index="158" draw:name="Shape4_214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30">Géométrie plane, </text:span><text:span text:style-name="MT114">partie 1</text:span> : <text:span text:style-name="MT123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55" draw:name="Shape4_211" draw:style-name="Mgr1"><draw:path draw:style-name="Mgr5" draw:text-style-name="MP1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<text:span text:style-name="MT34">Géométrie plane, </text:span><text:span text:style-name="MT117">partie 1</text:span><text:span text:style-name="MT34"> : </text:span><text:span text:style-name="MT124">coder</text:span></text:p></draw:text-box></draw:frame><draw:g text:anchor-type="paragraph" draw:z-index="156" draw:name="Shape4_212" draw:style-name="Mgr1"><draw:path draw:style-name="Mgr5" draw:text-style-name="MP1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3"><text:span text:style-name="MT119">Géométrie plane</text:span><text:span text:style-name="MT120"> : </text:span><text:span text:style-name="MT121">Vocabulaire</text:span></text:p>
      </style:header>
      <style:header-left>
        <text:p text:style-name="MP73"><text:span text:style-name="MT119">Géométrie plane</text:span><text:span text:style-name="MT120"> : </text:span><text:span text:style-name="MT121">Vocabulaire</text:span></text:p>
      </style:header-left>
      <style:footer>
        <text:p text:style-name="MP6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4">Géométrie plane : </text:span><text:span text:style-name="MT122">vocabulaire</text:span></text:p></draw:text-box></draw:frame><draw:g text:anchor-type="paragraph" draw:z-index="153" draw:name="Shape4_209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4">Géométrie plane : </text:span><text:span text:style-name="MT122">vocabulaire</text:span></text:p></draw:text-box></draw:frame><draw:g text:anchor-type="paragraph" draw:z-index="154" draw:name="Shape4_210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30">Géométrie plane</text:span> : <text:span text:style-name="MT31">P</text:span><text:span text:style-name="MT32">arallèles, perpendiculaires,<text:line-break/> </text:span><text:span text:style-name="MT33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2"><draw:g text:anchor-type="paragraph" draw:z-index="151" draw:name="Shape4_204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35">Parallèles, perpendiculaires, </text:span><text:span text:style-name="MT36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<text:span text:style-name="MT34">Géométrie plane : </text:span><text:span text:style-name="MT35">parallèles, perpendiculaires, </text:span><text:span text:style-name="MT36">distances</text:span></text:p></draw:text-box></draw:frame><draw:g text:anchor-type="paragraph" draw:z-index="152" draw:name="Shape4_206" draw:style-name="Mgr1"><draw:path draw:style-name="Mgr5" draw:text-style-name="MP1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149" draw:name="Shape4_205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150" draw:name="Shape4_154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30">Géométrie plane</text:span> : <text:span text:style-name="MT126">Milieu, alignement, </text:span><text:span text:style-name="MT127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47" draw:name="Shape4_150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48" draw:name="Shape4_158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5"><text:span text:style-name="MT130">S</text:span><text:span text:style-name="MT131">olides</text:span> : <text:span text:style-name="MT130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145" draw:name="Shape4_159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146" draw:name="Shape4_160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30">Géométrie plane</text:span> : <text:span text:style-name="MT30">Points, droites </text:span><text:span text:style-name="MT132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43" draw:name="Shape4_202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Géométrie plane : points, droites <text:span text:style-name="MT133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44" draw:name="Shape4_203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5"><text:span text:style-name="MT130">S</text:span><text:span text:style-name="MT131">olides</text:span> : <text:span text:style-name="MT130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141" draw:name="Shape4_200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142" draw:name="Shape4_201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6"><text:span text:style-name="MT11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39" draw:name="Shape4_194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40" draw:name="Shape4_195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">Repères du plan : Se </text:span><text:span text:style-name="MT137">déplacer</text:span></text:p></draw:text-box></draw:frame><draw:g text:anchor-type="paragraph" draw:z-index="137" draw:name="Shape4_192" draw:style-name="Mgr1"><draw:path draw:style-name="Mgr5" draw:text-style-name="MP1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4">Repères du plan : se </text:span><text:span text:style-name="MT137">déplacer</text:span></text:p></draw:text-box></draw:frame><draw:g text:anchor-type="paragraph" draw:z-index="138" draw:name="Shape4_193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6"><text:span text:style-name="MT11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35" draw:name="Shape4_190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36" draw:name="Shape4_19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12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2">R</text:span>epères du plan : Se repérer</text:p>
      </style:header>
      <style:header-left>
        <text:p text:style-name="_5f_Header_20_G_20_page_20_paire_20__28_G_29_"><text:span text:style-name="MT12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Repères du plan : Se repérer</text:p></draw:text-box></draw:frame><draw:g text:anchor-type="paragraph" draw:z-index="133" draw:name="Shape4_161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Repères du plan : se repérer</text:p></draw:text-box></draw:frame><draw:g text:anchor-type="paragraph" draw:z-index="134" draw:name="Shape4_189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1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32" draw:name="Shape4_1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3"><draw:line text:anchor-type="paragraph" draw:z-index="125" draw:name="Shape7_8" draw:style-name="Mgr9" draw:text-style-name="MP29" svg:x1="9.042cm" svg:y1="0.36cm" svg:x2="20.461cm" svg:y2="0.36cm"><text:p/></draw:line><draw:path text:anchor-type="paragraph" draw:z-index="126" draw:name="Shape5_1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127" draw:name="Shape6_2" draw:style-name="Mgr12" draw:text-style-name="MP85" svg:width="2.703cm" svg:height="0.715cm" draw:transform="rotate (0.0872664625997165) translate (-0.172861111111111cm 0.218722222222222cm)"><draw:text-box><text:p text:style-name="MP29"><text:span text:style-name="MT139">Série 1</text:span></text:p></draw:text-box></draw:frame>T<text:span text:style-name="MT140">itre de la série</text:span></text:p>
      </style:header>
      <style:header-left>
        <text:p text:style-name="MP83"><draw:line text:anchor-type="paragraph" draw:z-index="129" draw:name="Shape7_9" draw:style-name="Mgr9" draw:text-style-name="MP29" svg:x1="9.042cm" svg:y1="0.36cm" svg:x2="20.461cm" svg:y2="0.36cm"><text:p/></draw:line><draw:path text:anchor-type="paragraph" draw:z-index="130" draw:name="Shape5_2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131" draw:name="Shape6_5" draw:style-name="Mgr12" draw:text-style-name="MP85" svg:width="2.703cm" svg:height="0.715cm" draw:transform="rotate (0.0872664625997165) translate (-0.172861111111111cm 0.218722222222222cm)"><draw:text-box><text:p text:style-name="MP29"><text:span text:style-name="MT139">Série 1</text:span></text:p></draw:text-box></draw:frame>T<text:span text:style-name="MT140">itre de la série</text:span></text:p>
      </style:header-left>
      <style:footer>
        <text:p text:style-name="MP6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28" draw:name="Shape8_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6"><text:span text:style-name="MT113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24" draw:name="Shape4_17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21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22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3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8"><text:span text:style-name="MT1"><text:s text:c="15"/>A</text:span><text:span text:style-name="MT142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20" draw:name="Shape4_16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17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18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14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0"><text:span text:style-name="MT113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13" draw:name="Shape4_17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3"><draw:path text:anchor-type="paragraph" draw:z-index="106" draw:name="Shape5_3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107" draw:name="Shape6_3" draw:style-name="Mgr12" draw:text-style-name="MP85" svg:width="2.703cm" svg:height="0.715cm" draw:transform="rotate (0.0872664625997165) translate (-0.172861111111111cm 0.218722222222222cm)"><draw:text-box><text:p text:style-name="MP29"><text:span text:style-name="MT139">Série 1</text:span></text:p></draw:text-box></draw:frame><draw:line text:anchor-type="paragraph" draw:z-index="108" draw:name="Shape7_6" draw:style-name="Mgr9" draw:text-style-name="MP29" svg:x1="9.042cm" svg:y1="0.36cm" svg:x2="20.461cm" svg:y2="0.36cm"><text:p/></draw:line>T<text:span text:style-name="MT140">itre de la série</text:span></text:p>
      </style:header>
      <style:header-left>
        <text:p text:style-name="MP83"><draw:path text:anchor-type="paragraph" draw:z-index="110" draw:name="Shape5_4" draw:style-name="Mgr11" draw:text-style-name="MP84" svg:width="4.329cm" svg:height="2.24cm" svg:x="-1.499cm" svg:y="-1cm" svg:viewBox="0 0 4330 2241" svg:d="M0 2241l3984-288c209-15 363-168 345-342l-170-1611h-4159z"><text:p/></draw:path><draw:frame text:anchor-type="paragraph" draw:z-index="111" draw:name="Shape6_4" draw:style-name="Mgr12" draw:text-style-name="MP85" svg:width="2.703cm" svg:height="0.715cm" draw:transform="rotate (0.0872664625997165) translate (-0.172861111111111cm 0.218722222222222cm)"><draw:text-box><text:p text:style-name="MP29"><text:span text:style-name="MT139">Série 1</text:span></text:p></draw:text-box></draw:frame><draw:line text:anchor-type="paragraph" draw:z-index="112" draw:name="Shape7_3" draw:style-name="Mgr9" draw:text-style-name="MP29" svg:x1="9.042cm" svg:y1="0.36cm" svg:x2="20.461cm" svg:y2="0.36cm"><text:p/></draw:line>T<text:span text:style-name="MT140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09" draw:name="Shape8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4015757019" text:style-name="_5f_Numérotation_20_des_20_exercices">
          <text:list-item>
            <text:list>
              <text:list-item>
                <text:p text:style-name="MP9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/><text:span text:style-name="MT138">Volumes : </text:span><text:span text:style-name="MT145">Calculs et conversions</text:span> </text:p></draw:text-box></draw:frame><draw:g text:anchor-type="paragraph" draw:z-index="104" draw:name="Shape4_174" draw:style-name="Mgr1"><draw:path draw:style-name="Mgr2" draw:text-style-name="MP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4413573020832" text:continue-numbering="true" text:style-name="_5f_Numérotation_20_des_20_exercices">
          <text:list-item>
            <text:list>
              <text:list-item>
                <text:p text:style-name="MP9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/><text:span text:style-name="MT138">Volumes : </text:span><text:span text:style-name="MT145">Calculs et conversions</text:span> </text:p></draw:text-box></draw:frame><draw:g text:anchor-type="paragraph" draw:z-index="105" draw:name="Shape4_175" draw:style-name="Mgr1"><draw:path draw:style-name="Mgr2" draw:text-style-name="MP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5"><text:span text:style-name="MT130">S</text:span><text:span text:style-name="MT131">olides</text:span> : <text:span text:style-name="MT130">Vocabulaire, nature</text:span></text:p>
      </style:header>
      <style:footer>
        <text:p text:style-name="MP6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102" draw:name="Shape4_196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103" draw:name="Shape4_197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3"><text:span text:style-name="MT30">Géométrie plane</text:span> : <text:span text:style-name="MT146">D</text:span><text:span text:style-name="MT30">roites, </text:span><text:span text:style-name="MT147">demi-droites </text:span><text:span text:style-name="MT148">&amp; </text:span><text:span text:style-name="MT147">segments</text:span></text:p>
      </style:header>
      <style:footer>
        <text:p text:style-name="MP6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00" draw:name="Shape4_198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6">Géométrie plane : </text:span><text:span text:style-name="MT34">droites, </text:span><text:span text:style-name="MT149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01" draw:name="Shape4_199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4"><text:span text:style-name="MT113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99" draw:name="Shape4_16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50">Aires</text:span><text:span text:style-name="MT63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6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5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3" draw:name="Shape4_20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94" draw:name="Shape4_20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2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6"><text:span text:style-name="MT113"><text:s text:c="15"/>A</text:span>ires : Calculer une aire</text:p>
      </style:header>
      <style:footer>
        <text:p text:style-name="MP1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92" draw:name="Shape4_21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8"><text:span text:style-name="MT152">Constructions géométriques : </text:span><text:span text:style-name="MT153">Reproduire</text:span></text:p>
      </style:header>
      <style:header-left>
        <text:p text:style-name="MP98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90" draw:name="Shape10_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91" draw:name="Shape10_2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100">Géométrie de base, partie 1: nommer, mesurer</text:p>
      </style:header>
      <style:header-left>
        <text:p text:style-name="_5f_Header_20_G_20_page_20_impaire_20__28_D_29_">Géométrie plane : Vocabulaire</text:p>
        <text:p text:style-name="MP101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88" draw:name="Shape4_219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89" draw:name="Shape4_220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3"><draw:line text:anchor-type="paragraph" draw:z-index="84" draw:name="Shape9" draw:style-name="Mgr10" draw:text-style-name="MP29" svg:x1="11.559cm" svg:y1="0.36cm" svg:x2="20.5cm" svg:y2="0.36cm"><text:p/></draw:line><draw:frame text:anchor-type="paragraph" draw:z-index="85" draw:name="Shape8" draw:style-name="Mgr12" draw:text-style-name="MP85" svg:width="2.703cm" svg:height="0.715cm" draw:transform="rotate (0.0872664625997165) translate (-0.172861111111111cm 0.218722222222222cm)"><draw:text-box><text:p text:style-name="MP29"><text:span text:style-name="MT139">Série 1</text:span></text:p></draw:text-box></draw:frame><draw:path text:anchor-type="paragraph" draw:z-index="86" draw:name="Shape7" draw:style-name="Mgr13" draw:text-style-name="MP104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87" draw:name="Shape10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83" draw:name="Shape4_22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7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2" draw:name="Shape4_222" draw:style-name="Mgr1"><draw:path draw:style-name="Mgr5" draw:text-style-name="MP1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80" draw:name="Shape4_223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81" draw:name="Shape4_224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8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78" draw:name="Shape10_3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79" draw:name="Shape10_4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77" draw:name="Shape4_225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75" draw:name="Shape4_254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solides : Vocabulaire, NatuRE</text:p></draw:text-box></draw:frame></text:h>
      </style:footer>
      <style:footer-left>
        <text:p text:style-name="MP6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olides : Vocabulaire, NatuRE</text:p></draw:text-box></draw:frame><draw:g text:anchor-type="paragraph" draw:z-index="76" draw:name="Shape4_255" draw:style-name="Mgr1"><draw:path draw:style-name="Mgr5" draw:text-style-name="MP1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5"><text:span text:style-name="MT130">S</text:span><text:span text:style-name="MT131">olides</text:span> : <text:span text:style-name="MT130">Vocabulaire, nature</text:span></text:p>
      </style:header>
      <style:header-left>
        <text:p text:style-name="MP75"><text:span text:style-name="MT130">S</text:span><text:span text:style-name="MT131">olides</text:span> : <text:span text:style-name="MT130">Vocabulaire, nature</text:span></text:p>
      </style:header-left>
      <style:footer>
        <text:p text:style-name="MP6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73" draw:name="Shape4_226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74" draw:name="Shape4_253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71" draw:name="Shape4_227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72" draw:name="Shape4_252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<text:span text:style-name="MT170">patrons</text:span></text:p></draw:text-box></draw:frame><draw:g text:anchor-type="paragraph" draw:z-index="69" draw:name="Shape4_228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70" draw:name="Shape4_251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67" draw:name="Shape4_229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68" draw:name="Shape4_250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65" draw:name="Shape4_248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solides : Vocabulaire, NatuRE</text:p></draw:text-box></draw:frame><draw:g text:anchor-type="paragraph" draw:z-index="66" draw:name="Shape4_249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10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63" draw:name="Shape4_246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64" draw:name="Shape4_247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33"> : </text:span><text:span text:style-name="MT177">Reconnaissance et axes</text:span></text:p>
      </style:header>
      <style:footer>
        <text:p text:style-name="MP1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61" draw:name="Shape4_244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">S</text:span>ymétrie axiale : reconnaissance et axes</text:h></draw:text-box></draw:frame></text:p>
      </style:footer>
      <style:footer-left>
        <text:p text:style-name="MP6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62" draw:name="Shape4_245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10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59" draw:name="Shape4_242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60" draw:name="Shape4_243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33"> : </text:span><text:span text:style-name="MT176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57" draw:name="Shape4_240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58" draw:name="Shape4_24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55" draw:name="Shape4_230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2">Symétrie axiale : constructions</text:p></draw:text-box></draw:frame><draw:g text:anchor-type="paragraph" draw:z-index="56" draw:name="Shape4_239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2">S</text:span><text:span text:style-name="MT33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53" draw:name="Shape4_237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3" text:outline-level="1"><text:span text:style-name="MT12">S</text:span>ymétrie axiale : Constructions</text:h></draw:text-box></draw:frame></text:p>
      </style:footer>
      <style:footer-left>
        <text:p text:style-name="MP6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54" draw:name="Shape4_238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10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10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51" draw:name="Shape4_235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52" draw:name="Shape4_236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33"> : </text:span><text:span text:style-name="MT181">Axes de symétrie de figures</text:span></text:p>
      </style:header>
      <style:header-left>
        <text:p text:style-name="MP114"><text:span text:style-name="MT180">Symétrie axiale</text:span><text:span text:style-name="MT33"> : </text:span><text:span text:style-name="MT181">Axes de symétrie de figures</text:span></text:p>
      </style:header-left>
      <style:footer>
        <text:p text:style-name="MP1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49" draw:name="Shape4_233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12">S</text:span>ymétrie axiale : axes de symétrie de figures</text:p></draw:text-box></draw:frame></text:p>
      </style:footer>
      <style:footer-left>
        <text:p text:style-name="MP6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50" draw:name="Shape4_234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10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47" draw:name="Shape4_231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48" draw:name="Shape4_232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2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45" draw:name="Shape4_15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12">S</text:span>ymétrie axiale : propriétés</text:p></draw:text-box></draw:frame></text:p>
      </style:footer>
      <style:footer-left>
        <text:p text:style-name="MP6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46" draw:name="Shape4_152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10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43" draw:name="Shape4_131" draw:style-name="Mgr1"><draw:path draw:style-name="Mgr5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125">Géométrie plane : </text:span><text:span text:style-name="MT31">parallèles, perpendiculaires, </text:span><text:span text:style-name="MT12">distances</text:span></text:p></draw:text-box></draw:frame><draw:g text:anchor-type="paragraph" draw:z-index="44" draw:name="Shape4_146" draw:style-name="Mgr1"><draw:path draw:style-name="Mgr5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7"><text:span text:style-name="MT12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41" draw:name="Shape4_49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8"><text:span text:style-name="MT12">S</text:span>ymétrie axiale : pour aller plus loin</text:p></draw:text-box></draw:frame></text:p>
      </style:footer>
      <style:footer-left>
        <text:p text:style-name="MP6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42" draw:name="Shape4_51" draw:style-name="Mgr1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5" draw:name="Shape3_0" draw:style-name="Mgr14" draw:text-style-name="MP29" svg:x1="10.893cm" svg:y1="0.403cm" svg:x2="20.503cm" svg:y2="0.327cm"><text:p/></draw:line><draw:path text:anchor-type="char" draw:z-index="36" draw:name="Shape1_3" draw:style-name="Mgr15" draw:text-style-name="MP119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9" draw:name="Shape1_9" draw:style-name="Mgr15" draw:text-style-name="MP119" svg:width="4.329cm" svg:height="2.24cm" svg:x="-1.499cm" svg:y="-0.991cm" svg:viewBox="0 0 4330 2241" svg:d="M0 2241l3984-288c209-15 363-168 345-342l-170-1611h-4159z"><text:p/></draw:path>Résoudre des problèmes<draw:line text:anchor-type="char" draw:z-index="38" draw:name="Shape3_38" draw:style-name="Mgr14" draw:text-style-name="MP29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2"><draw:g text:anchor-type="paragraph" draw:z-index="37" draw:name="Shape4_130" draw:style-name="Mgr1"><draw:path draw:style-name="Mgr16" draw:text-style-name="MP1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2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Résoudre des problèmes</text:p></draw:text-box></draw:frame><draw:g text:anchor-type="paragraph" draw:z-index="40" draw:name="Shape4_264" draw:style-name="Mgr1"><draw:path draw:style-name="Mgr16" draw:text-style-name="MP120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" draw:name="Shape4_26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" draw:name="Shape4_26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" draw:name="Shape4_2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21"><draw:line text:anchor-type="paragraph" draw:z-index="33" draw:name="Shape3_23" draw:style-name="Mgr6" draw:text-style-name="MP29" svg:x1="11.52cm" svg:y1="0.376cm" svg:x2="20.496cm" svg:y2="0.36cm"><text:p/></draw:line><text:span text:style-name="MT48">Fractions</text:span> : <text:span text:style-name="MT48">Droite graduée</text:span></text:p>
      </style:header>
      <style:footer>
        <text:p text:style-name="MP1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"><draw:g text:anchor-type="paragraph" draw:z-index="34" draw:name="Shape4_26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5">F</text:span>ractions : Droite graduée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T14H38M56S</meta:editing-duration>
    <meta:editing-cycles>139</meta:editing-cycles>
    <meta:generator>LibreOffice/7.1.1.2$Windows_X86_64 LibreOffice_project/fe0b08f4af1bacafe4c7ecc87ce55bb426164676</meta:generator>
    <dc:date>2021-09-16T18:44:10.009000000</dc:date>
    <meta:document-statistic meta:table-count="0" meta:image-count="0" meta:object-count="0" meta:page-count="2" meta:paragraph-count="817" meta:word-count="3294" meta:character-count="20414" meta:non-whitespace-character-count="17523"/>
    <meta:template xlink:type="simple" xlink:actuate="onRequest" xlink:title="lycee_v3" xlink:href="../../Modele_cahier.ott" meta:date="2021-08-26T07:19:49.508093551"/>
  </office:meta>
</office:document-meta>
</file>